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4944in" style:rel-width="100%" table:align="left"/>
    </style:style>
    <style:style style:name="Table1.A" style:family="table-column">
      <style:table-column-properties style:column-width="3.8729in" style:rel-column-width="33867*"/>
    </style:style>
    <style:style style:name="Table1.B" style:family="table-column">
      <style:table-column-properties style:column-width="3.6215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9" style:family="table">
      <style:table-properties style:width="7.4944in" table:align="left"/>
    </style:style>
    <style:style style:name="Table9.A" style:family="table-column">
      <style:table-column-properties style:column-width="1.5819in"/>
    </style:style>
    <style:style style:name="Table9.B" style:family="table-column">
      <style:table-column-properties style:column-width="2.691in"/>
    </style:style>
    <style:style style:name="Table9.C" style:family="table-column">
      <style:table-column-properties style:column-width="3.2215in"/>
    </style:style>
    <style:style style:name="Table9.A1" style:family="table-cell">
      <style:table-cell-properties style:vertical-align="middle" fo:padding="0.0194in" fo:border="none"/>
    </style:style>
    <style:style style:name="Table5" style:family="table">
      <style:table-properties style:width="7.4944in" table:align="left"/>
    </style:style>
    <style:style style:name="Table5.A" style:family="table-column">
      <style:table-column-properties style:column-width="1.584in"/>
    </style:style>
    <style:style style:name="Table5.B" style:family="table-column">
      <style:table-column-properties style:column-width="2.6889in"/>
    </style:style>
    <style:style style:name="Table5.C" style:family="table-column">
      <style:table-column-properties style:column-width="3.2215in"/>
    </style:style>
    <style:style style:name="Table5.A1" style:family="table-cell">
      <style:table-cell-properties style:vertical-align="middle" fo:padding="0.0194in" fo:border="none"/>
    </style:style>
    <style:style style:name="Table6" style:family="table">
      <style:table-properties style:width="7.4944in" table:align="left"/>
    </style:style>
    <style:style style:name="Table6.A" style:family="table-column">
      <style:table-column-properties style:column-width="1.5819in"/>
    </style:style>
    <style:style style:name="Table6.B" style:family="table-column">
      <style:table-column-properties style:column-width="2.691in"/>
    </style:style>
    <style:style style:name="Table6.C" style:family="table-column">
      <style:table-column-properties style:column-width="3.2215in"/>
    </style:style>
    <style:style style:name="Table6.A1" style:family="table-cell">
      <style:table-cell-properties style:vertical-align="middle" fo:padding="0.0194in" fo:border="none"/>
    </style:style>
    <style:style style:name="Table7" style:family="table">
      <style:table-properties style:width="7.4944in" table:align="left"/>
    </style:style>
    <style:style style:name="Table7.A" style:family="table-column">
      <style:table-column-properties style:column-width="1.5819in"/>
    </style:style>
    <style:style style:name="Table7.B" style:family="table-column">
      <style:table-column-properties style:column-width="2.691in"/>
    </style:style>
    <style:style style:name="Table7.C" style:family="table-column">
      <style:table-column-properties style:column-width="3.2215in"/>
    </style:style>
    <style:style style:name="Table7.A1" style:family="table-cell">
      <style:table-cell-properties style:vertical-align="middle" fo:padding="0.0194in" fo:border="none"/>
    </style:style>
    <style:style style:name="Table8" style:family="table">
      <style:table-properties style:width="7.5229in" fo:margin-left="0in" table:align="left"/>
    </style:style>
    <style:style style:name="Table8.A" style:family="table-column">
      <style:table-column-properties style:column-width="1.5819in"/>
    </style:style>
    <style:style style:name="Table8.B" style:family="table-column">
      <style:table-column-properties style:column-width="2.691in"/>
    </style:style>
    <style:style style:name="Table8.C" style:family="table-column">
      <style:table-column-properties style:column-width="3.25in"/>
    </style:style>
    <style:style style:name="Table8.A1" style:family="table-cell">
      <style:table-cell-properties style:vertical-align="middle" fo:padding="0.0194in" fo:border="none"/>
    </style:style>
    <style:style style:name="Table10" style:family="table">
      <style:table-properties style:width="7.4944in" table:align="left"/>
    </style:style>
    <style:style style:name="Table10.A" style:family="table-column">
      <style:table-column-properties style:column-width="1.5819in"/>
    </style:style>
    <style:style style:name="Table10.B" style:family="table-column">
      <style:table-column-properties style:column-width="2.691in"/>
    </style:style>
    <style:style style:name="Table10.C" style:family="table-column">
      <style:table-column-properties style:column-width="3.2215in"/>
    </style:style>
    <style:style style:name="Table10.A1" style:family="table-cell">
      <style:table-cell-properties style:vertical-align="middle" fo:padding="0.0194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7" style:family="table-row">
      <style:table-row-properties style:min-row-height="0.2306in"/>
    </style:style>
    <style:style style:name="Table3" style:family="table">
      <style:table-properties style:width="7.4944in" table:align="left"/>
    </style:style>
    <style:style style:name="Table3.A" style:family="table-column">
      <style:table-column-properties style:column-width="3.8069in"/>
    </style:style>
    <style:style style:name="Table3.B" style:family="table-column">
      <style:table-column-properties style:column-width="3.6875in"/>
    </style:style>
    <style:style style:name="Table3.A1" style:family="table-cell">
      <style:table-cell-properties fo:padding="0in" fo:border="none"/>
    </style:style>
    <style:style style:name="Table3.B1" style:family="table-cell">
      <style:table-cell-properties fo:padding="0.0625in" fo:border="none"/>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Abyssinica SIL" fo:font-size="12pt" fo:font-style="normal" fo:font-weight="normal" officeooo:paragraph-rsid="001623b3"/>
    </style:style>
    <style:style style:name="P38" style:family="paragraph" style:parent-style-name="Standard">
      <style:text-properties fo:color="#000000"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39"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42"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4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4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47"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8"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9"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0"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1"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2"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53"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5"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5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paragraph-rsid="0104fbc9" style:font-size-asian="12pt" style:font-weight-asian="normal" style:font-size-complex="12pt" style:font-weight-complex="normal"/>
    </style:style>
    <style:style style:name="P58"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59"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0"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1"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6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63"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efa884" style:font-size-asian="12pt" style:font-weight-asian="normal" style:font-size-complex="12pt" style:font-weight-complex="normal"/>
    </style:style>
    <style:style style:name="P64"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f03107" style:font-size-asian="12pt" style:font-weight-asian="normal" style:font-size-complex="12pt" style:font-weight-complex="normal"/>
    </style:style>
    <style:style style:name="P65"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f2e62d" officeooo:paragraph-rsid="00f2e62d" style:font-size-asian="12pt" style:font-weight-asian="normal" style:font-size-complex="12pt" style:font-weight-complex="normal"/>
    </style:style>
    <style:style style:name="P6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6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1010c25"/>
    </style:style>
    <style:style style:name="P68" style:family="paragraph" style:parent-style-name="Standard">
      <style:text-properties fo:color="#000000" loext:opacity="100%" officeooo:paragraph-rsid="007aec89"/>
    </style:style>
    <style:style style:name="P69" style:family="paragraph" style:parent-style-name="Standard">
      <style:text-properties fo:color="#000000" loext:opacity="100%" officeooo:paragraph-rsid="007ce328"/>
    </style:style>
    <style:style style:name="P70"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71" style:family="paragraph" style:parent-style-name="Standard">
      <style:text-properties fo:color="#000000" loext:opacity="100%" officeooo:paragraph-rsid="001623b3"/>
    </style:style>
    <style:style style:name="P72" style:family="paragraph" style:parent-style-name="Text_20_body">
      <style:text-properties fo:color="#000000" loext:opacity="100%" officeooo:paragraph-rsid="001623b3"/>
    </style:style>
    <style:style style:name="P7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7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7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10c25"/>
    </style:style>
    <style:style style:name="P7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4fbc9"/>
    </style:style>
    <style:style style:name="P77" style:family="paragraph" style:parent-style-name="Quotations">
      <style:paragraph-properties fo:margin-left="0in" fo:margin-right="0.3937in" fo:text-indent="0in" style:auto-text-indent="false"/>
      <style:text-properties officeooo:paragraph-rsid="001623b3"/>
    </style:style>
    <style:style style:name="P78"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7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80"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81" style:family="paragraph" style:parent-style-name="Standard">
      <style:text-properties fo:color="#00a933"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82"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3"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84" style:family="paragraph" style:parent-style-name="Quotations" style:list-style-name="L2"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5"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6"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87"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88"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8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33a14" style:font-size-asian="12pt" style:font-weight-asian="normal" style:font-size-complex="12pt" style:font-weight-complex="normal"/>
    </style:style>
    <style:style style:name="P90"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ca91b" style:font-size-asian="12pt" style:font-weight-asian="normal" style:font-size-complex="12pt" style:font-weight-complex="normal"/>
    </style:style>
    <style:style style:name="P91"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61339" style:font-size-asian="12pt" style:font-weight-asian="normal" style:font-size-complex="12pt" style:font-weight-complex="normal"/>
    </style:style>
    <style:style style:name="P92"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d326a" style:font-size-asian="12pt" style:font-weight-asian="normal" style:font-size-complex="12pt" style:font-weight-complex="normal"/>
    </style:style>
    <style:style style:name="P93"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4"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5"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6"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8ed755" style:font-size-asian="12pt" style:font-weight-asian="normal" style:font-size-complex="12pt" style:font-weight-complex="normal"/>
    </style:style>
    <style:style style:name="P97"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633a14"/>
    </style:style>
    <style:style style:name="P98"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05f56f"/>
    </style:style>
    <style:style style:name="P9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8bf726"/>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officeooo:rsid="009f3ee8"/>
    </style:style>
    <style:style style:name="T8" style:family="text">
      <style:text-properties officeooo:rsid="0023c66c"/>
    </style:style>
    <style:style style:name="T9" style:family="text">
      <style:text-properties officeooo:rsid="00292711"/>
    </style:style>
    <style:style style:name="T10" style:family="text">
      <style:text-properties officeooo:rsid="00d5d99b"/>
    </style:style>
    <style:style style:name="T11" style:family="text">
      <style:text-properties officeooo:rsid="00e224ea"/>
    </style:style>
    <style:style style:name="T12" style:family="text">
      <style:text-properties officeooo:rsid="00d75790"/>
    </style:style>
    <style:style style:name="T13" style:family="text">
      <style:text-properties officeooo:rsid="00265a20"/>
    </style:style>
    <style:style style:name="T14"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5"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6"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17"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19"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0" style:family="text">
      <style:text-properties style:font-name="Abyssinica SIL" fo:font-size="12pt" fo:font-weight="normal" style:font-size-asian="12pt" style:font-weight-asian="normal" style:font-size-complex="12pt" style:font-weight-complex="normal"/>
    </style:style>
    <style:style style:name="T21" style:family="text">
      <style:text-properties style:font-name="Abyssinica SIL" fo:font-size="12pt" fo:font-weight="normal" officeooo:rsid="003db3f5" style:font-size-asian="12pt" style:font-weight-asian="normal" style:font-size-complex="12pt" style:font-weight-complex="normal"/>
    </style:style>
    <style:style style:name="T22" style:family="text">
      <style:text-properties style:font-name="Abyssinica SIL" fo:font-size="12pt" fo:font-weight="normal" officeooo:rsid="007fbb30" style:font-size-asian="12pt" style:font-weight-asian="normal" style:font-size-complex="12pt" style:font-weight-complex="normal"/>
    </style:style>
    <style:style style:name="T23" style:family="text">
      <style:text-properties style:font-name="Abyssinica SIL" fo:font-size="12pt" fo:font-weight="normal" officeooo:rsid="005b4f31" style:font-size-asian="12pt" style:font-weight-asian="normal" style:font-size-complex="12pt" style:font-weight-complex="normal"/>
    </style:style>
    <style:style style:name="T24" style:family="text">
      <style:text-properties style:font-name="Abyssinica SIL" fo:font-size="12pt" fo:font-weight="normal" officeooo:rsid="003e9ecf" style:font-size-asian="12pt" style:font-weight-asian="normal" style:font-size-complex="12pt" style:font-weight-complex="normal"/>
    </style:style>
    <style:style style:name="T25" style:family="text">
      <style:text-properties style:font-name="Abyssinica SIL" fo:font-size="12pt" fo:font-weight="normal" officeooo:rsid="004586a2" style:font-size-asian="12pt" style:font-weight-asian="normal" style:font-size-complex="12pt" style:font-weight-complex="normal"/>
    </style:style>
    <style:style style:name="T26" style:family="text">
      <style:text-properties style:font-name="Abyssinica SIL" fo:font-size="12pt" fo:font-weight="normal" officeooo:rsid="0046431b" style:font-size-asian="12pt" style:font-weight-asian="normal" style:font-size-complex="12pt" style:font-weight-complex="normal"/>
    </style:style>
    <style:style style:name="T27" style:family="text">
      <style:text-properties style:font-name="Abyssinica SIL" fo:font-size="12pt" fo:font-weight="normal" officeooo:rsid="008d8d43" style:font-size-asian="12pt" style:font-weight-asian="normal" style:font-size-complex="12pt" style:font-weight-complex="normal"/>
    </style:style>
    <style:style style:name="T28" style:family="text">
      <style:text-properties style:font-name="Abyssinica SIL" fo:font-size="12pt" fo:font-weight="normal" officeooo:rsid="00961dac" style:font-size-asian="12pt" style:font-weight-asian="normal" style:font-size-complex="12pt" style:font-weight-complex="normal"/>
    </style:style>
    <style:style style:name="T29" style:family="text">
      <style:text-properties style:font-name="Abyssinica SIL" fo:font-size="12pt" fo:font-weight="normal" officeooo:rsid="0067789b" style:font-size-asian="12pt" style:font-weight-asian="normal" style:font-size-complex="12pt" style:font-weight-complex="normal"/>
    </style:style>
    <style:style style:name="T30" style:family="text">
      <style:text-properties style:font-name="Abyssinica SIL" fo:font-size="12pt" fo:font-weight="normal" officeooo:rsid="0041f933" style:font-size-asian="12pt" style:font-weight-asian="normal" style:font-size-complex="12pt" style:font-weight-complex="normal"/>
    </style:style>
    <style:style style:name="T31" style:family="text">
      <style:text-properties style:font-name="Abyssinica SIL" fo:font-size="12pt" fo:font-weight="normal" officeooo:rsid="00421f70" style:font-size-asian="12pt" style:font-weight-asian="normal" style:font-size-complex="12pt" style:font-weight-complex="normal"/>
    </style:style>
    <style:style style:name="T32" style:family="text">
      <style:text-properties fo:font-style="normal" officeooo:rsid="006f696a" style:font-style-asian="normal" style:font-style-complex="normal"/>
    </style:style>
    <style:style style:name="T33" style:family="text">
      <style:text-properties fo:font-style="normal" officeooo:rsid="003bf4f3" style:font-style-asian="normal" style:font-style-complex="normal"/>
    </style:style>
    <style:style style:name="T34" style:family="text">
      <style:text-properties fo:font-style="normal" officeooo:rsid="008bd270" style:font-style-asian="normal" style:font-style-complex="normal"/>
    </style:style>
    <style:style style:name="T35" style:family="text">
      <style:text-properties officeooo:rsid="003f3abe"/>
    </style:style>
    <style:style style:name="T36" style:family="text">
      <style:text-properties officeooo:rsid="0069da2b"/>
    </style:style>
    <style:style style:name="T37" style:family="text">
      <style:text-properties officeooo:rsid="006e6f2e"/>
    </style:style>
    <style:style style:name="T38" style:family="text">
      <style:text-properties officeooo:rsid="01125f3f"/>
    </style:style>
    <style:style style:name="T39" style:family="text">
      <style:text-properties officeooo:rsid="0017c18b"/>
    </style:style>
    <style:style style:name="T40" style:family="text">
      <style:text-properties officeooo:rsid="001a2ae1"/>
    </style:style>
    <style:style style:name="T41" style:family="text">
      <style:text-properties officeooo:rsid="001a58b1"/>
    </style:style>
    <style:style style:name="T42" style:family="text">
      <style:text-properties officeooo:rsid="001bc818"/>
    </style:style>
    <style:style style:name="T43" style:family="text">
      <style:text-properties officeooo:rsid="001da1ab"/>
    </style:style>
    <style:style style:name="T44" style:family="text">
      <style:text-properties officeooo:rsid="001df098"/>
    </style:style>
    <style:style style:name="T45" style:family="text">
      <style:text-properties officeooo:rsid="001f4870"/>
    </style:style>
    <style:style style:name="T46" style:family="text">
      <style:text-properties officeooo:rsid="00212f1e"/>
    </style:style>
    <style:style style:name="T47" style:family="text">
      <style:text-properties officeooo:rsid="0021f545"/>
    </style:style>
    <style:style style:name="T48" style:family="text">
      <style:text-properties officeooo:rsid="0024ae32"/>
    </style:style>
    <style:style style:name="T49" style:family="text">
      <style:text-properties officeooo:rsid="00271804"/>
    </style:style>
    <style:style style:name="T50" style:family="text">
      <style:text-properties officeooo:rsid="0028accd"/>
    </style:style>
    <style:style style:name="T51" style:family="text">
      <style:text-properties officeooo:rsid="002a4a6b"/>
    </style:style>
    <style:style style:name="T52" style:family="text">
      <style:text-properties officeooo:rsid="002ce79a"/>
    </style:style>
    <style:style style:name="T53" style:family="text">
      <style:text-properties officeooo:rsid="002d7271"/>
    </style:style>
    <style:style style:name="T54" style:family="text">
      <style:text-properties style:text-underline-style="solid" style:text-underline-type="double" style:text-underline-width="auto" style:text-underline-color="font-color"/>
    </style:style>
    <style:style style:name="T55" style:family="text">
      <style:text-properties officeooo:rsid="00340e4b"/>
    </style:style>
    <style:style style:name="T56" style:family="text">
      <style:text-properties style:text-underline-style="none" officeooo:rsid="00340e4b"/>
    </style:style>
    <style:style style:name="T57" style:family="text">
      <style:text-properties style:text-underline-style="none" officeooo:rsid="0035e946"/>
    </style:style>
    <style:style style:name="T58" style:family="text">
      <style:text-properties officeooo:rsid="0035e946"/>
    </style:style>
    <style:style style:name="T59" style:family="text">
      <style:text-properties officeooo:rsid="00360c27"/>
    </style:style>
    <style:style style:name="T60" style:family="text">
      <style:text-properties officeooo:rsid="0039ff65"/>
    </style:style>
    <style:style style:name="T61" style:family="text">
      <style:text-properties officeooo:rsid="003a889a"/>
    </style:style>
    <style:style style:name="T62" style:family="text">
      <style:text-properties officeooo:rsid="003ab312"/>
    </style:style>
    <style:style style:name="T63" style:family="text">
      <style:text-properties officeooo:rsid="003ab85c"/>
    </style:style>
    <style:style style:name="T64" style:family="text">
      <style:text-properties officeooo:rsid="003b0690"/>
    </style:style>
    <style:style style:name="T65" style:family="text">
      <style:text-properties officeooo:rsid="00491419"/>
    </style:style>
    <style:style style:name="T66" style:family="text">
      <style:text-properties officeooo:rsid="00ab723d"/>
    </style:style>
    <style:style style:name="T67" style:family="text">
      <style:text-properties officeooo:rsid="003b42de"/>
    </style:style>
    <style:style style:name="T68" style:family="text">
      <style:text-properties officeooo:rsid="003db3f5"/>
    </style:style>
    <style:style style:name="T69" style:family="text">
      <style:text-properties officeooo:rsid="003e9ecf"/>
    </style:style>
    <style:style style:name="T70" style:family="text">
      <style:text-properties officeooo:rsid="003f934e"/>
    </style:style>
    <style:style style:name="T71" style:family="text">
      <style:text-properties officeooo:rsid="0041f933"/>
    </style:style>
    <style:style style:name="T72" style:family="text">
      <style:text-properties officeooo:rsid="004f17aa"/>
    </style:style>
    <style:style style:name="T73" style:family="text">
      <style:text-properties officeooo:rsid="005e3e6f"/>
    </style:style>
    <style:style style:name="T74" style:family="text">
      <style:text-properties officeooo:rsid="006acd30"/>
    </style:style>
    <style:style style:name="T75" style:family="text">
      <style:text-properties fo:font-variant="normal" fo:text-transform="none" style:font-name="Consolas" fo:letter-spacing="normal"/>
    </style:style>
    <style:style style:name="T76" style:family="text">
      <style:text-properties fo:font-variant="normal" fo:text-transform="none" style:font-name="Consolas" fo:letter-spacing="normal" officeooo:rsid="006c9fa4"/>
    </style:style>
    <style:style style:name="T77" style:family="text">
      <style:text-properties style:font-size-asian="12pt" style:font-style-asian="normal" style:font-weight-asian="normal" style:font-size-complex="12pt" style:font-style-complex="normal" style:font-weight-complex="normal"/>
    </style:style>
    <style:style style:name="T78" style:family="text">
      <style:text-properties officeooo:rsid="00340e4b" style:font-size-asian="12pt" style:font-style-asian="normal" style:font-weight-asian="normal" style:font-size-complex="12pt" style:font-style-complex="normal" style:font-weight-complex="normal"/>
    </style:style>
    <style:style style:name="T79" style:family="text">
      <style:text-properties officeooo:rsid="006c9fa4" style:font-size-asian="12pt" style:font-style-asian="normal" style:font-weight-asian="normal" style:font-size-complex="12pt" style:font-style-complex="normal" style:font-weight-complex="normal"/>
    </style:style>
    <style:style style:name="T80" style:family="text">
      <style:text-properties officeooo:rsid="006db75f" style:font-size-asian="12pt" style:font-style-asian="normal" style:font-weight-asian="normal" style:font-size-complex="12pt" style:font-style-complex="normal" style:font-weight-complex="normal"/>
    </style:style>
    <style:style style:name="T81" style:family="text">
      <style:text-properties officeooo:rsid="00814aa9"/>
    </style:style>
    <style:style style:name="T82" style:family="text">
      <style:text-properties officeooo:rsid="0090408b"/>
    </style:style>
    <style:style style:name="T83" style:family="text">
      <style:text-properties officeooo:rsid="0090cc36"/>
    </style:style>
    <style:style style:name="T84" style:family="text">
      <style:text-properties officeooo:rsid="009430a6"/>
    </style:style>
    <style:style style:name="T85" style:family="text">
      <style:text-properties officeooo:rsid="00961dac"/>
    </style:style>
    <style:style style:name="T86" style:family="text">
      <style:text-properties fo:color="#000000" loext:opacity="100%"/>
    </style:style>
    <style:style style:name="T87" style:family="text">
      <style:text-properties fo:color="#000000" loext:opacity="100%" style:font-name="Abyssinica SIL" fo:font-size="12pt" fo:font-weight="normal" style:font-size-asian="12pt" style:font-weight-asian="normal" style:font-size-complex="12pt" style:font-weight-complex="normal"/>
    </style:style>
    <style:style style:name="T88"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89"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90"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91"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92"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93" style:family="text">
      <style:text-properties fo:color="#000000" loext:opacity="100%" style:font-name="Abyssinica SIL" fo:font-size="12pt" fo:font-weight="normal" officeooo:rsid="018bf726" style:font-size-asian="12pt" style:font-weight-asian="normal" style:font-size-complex="12pt" style:font-weight-complex="normal"/>
    </style:style>
    <style:style style:name="T94" style:family="text">
      <style:text-properties fo:color="#000000" loext:opacity="100%" officeooo:rsid="00360c27"/>
    </style:style>
    <style:style style:name="T95" style:family="text">
      <style:text-properties fo:color="#000000" loext:opacity="100%" officeooo:rsid="0069da2b"/>
    </style:style>
    <style:style style:name="T96" style:family="text">
      <style:text-properties fo:color="#000000" loext:opacity="100%" officeooo:rsid="01107127"/>
    </style:style>
    <style:style style:name="T97" style:family="text">
      <style:text-properties fo:color="#000000" loext:opacity="100%" officeooo:rsid="003b42de"/>
    </style:style>
    <style:style style:name="T98" style:family="text">
      <style:text-properties officeooo:rsid="00f6397c"/>
    </style:style>
    <style:style style:name="T99" style:family="text">
      <style:text-properties officeooo:rsid="01010c25"/>
    </style:style>
    <style:style style:name="T100" style:family="text">
      <style:text-properties officeooo:rsid="0067789b"/>
    </style:style>
    <style:style style:name="T101" style:family="text">
      <style:text-properties fo:background-color="transparent" loext:char-shading-value="0"/>
    </style:style>
    <style:style style:name="T102" style:family="text">
      <style:text-properties officeooo:rsid="00199dc3" fo:background-color="transparent" loext:char-shading-value="0"/>
    </style:style>
    <style:style style:name="T103" style:family="text">
      <style:text-properties officeooo:rsid="002cb558" fo:background-color="transparent" loext:char-shading-value="0"/>
    </style:style>
    <style:style style:name="T104" style:family="text">
      <style:text-properties officeooo:rsid="0050ee00" fo:background-color="transparent" loext:char-shading-value="0"/>
    </style:style>
    <style:style style:name="T105" style:family="text">
      <style:text-properties officeooo:rsid="009a5948" fo:background-color="transparent" loext:char-shading-value="0"/>
    </style:style>
    <style:style style:name="T106" style:family="text">
      <style:text-properties officeooo:rsid="0103be0a" fo:background-color="transparent" loext:char-shading-value="0"/>
    </style:style>
    <style:style style:name="T107" style:family="text">
      <style:text-properties officeooo:rsid="0104fbc9"/>
    </style:style>
    <style:style style:name="T108" style:family="text">
      <style:text-properties officeooo:rsid="008bd270"/>
    </style:style>
    <style:style style:name="T109" style:family="text">
      <style:text-properties officeooo:rsid="0133b801"/>
    </style:style>
    <style:style style:name="T110" style:family="text">
      <style:text-properties officeooo:rsid="013b3f2b"/>
    </style:style>
    <style:style style:name="T111" style:family="text">
      <style:text-properties officeooo:rsid="013ceda6"/>
    </style:style>
    <style:style style:name="T112" style:family="text">
      <style:text-properties officeooo:rsid="013d326a"/>
    </style:style>
    <style:style style:name="T113" style:family="text">
      <style:text-properties officeooo:rsid="013d622b"/>
    </style:style>
    <style:style style:name="T114" style:family="text">
      <style:text-properties fo:color="#00a933" loext:opacity="100%"/>
    </style:style>
    <style:style style:name="T115" style:family="text">
      <style:text-properties officeooo:rsid="0160daf7"/>
    </style:style>
    <style:style style:name="T116" style:family="text">
      <style:text-properties officeooo:rsid="0162c8ad"/>
    </style:style>
    <style:style style:name="T117" style:family="text">
      <style:text-properties officeooo:rsid="01711ad7"/>
    </style:style>
    <style:style style:name="T118" style:family="text">
      <style:text-properties officeooo:rsid="01379312"/>
    </style:style>
    <style:style style:name="T119" style:family="text">
      <style:text-properties officeooo:rsid="00e4b54c"/>
    </style:style>
    <style:style style:name="T120" style:family="text">
      <style:text-properties officeooo:rsid="0198d1b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ASIC LINUX COMMANDS###</text:p>
      <text:p text:style-name="P7"/>
      <text:p text:style-name="P7">1. <text:s/>tty - reveals the current terminal</text:p>
      <text:p text:style-name="P7">2. <text:s/>whoami - reveals the currently logged-in user</text:p>
      <text:p text:style-name="P7">3. <text:s/>which - reveals where in the search path a program is located</text:p>
      <text:p text:style-name="P7">4. <text:s/>echo - prints to the screen</text:p>
      <text:p text:style-name="P7">4a. echo $PATH - dumps the current path to STDOUT</text:p>
      <text:p text:style-name="P7">4b. echo $PWD - dumps ths contents of the $PWD variable</text:p>
      <text:p text:style-name="P7">4c. echo $OLDPWD - dumps the most recently visited directory</text:p>
      <text:p text:style-name="P7">5. <text:s/>set - prints and optionally sets shell variables</text:p>
      <text:p text:style-name="P7">6. <text:s/>clear - clears the screen or terminal</text:p>
      <text:p text:style-name="P7">7. <text:s/>reset - resets the screen buffer</text:p>
      <text:p text:style-name="P7">8. <text:s/>history - reveals your command history</text:p>
      <text:p text:style-name="P7">8a. !690 - executes the 690th command in our history</text:p>
      <text:p text:style-name="P7">8b. history <text:s/>command is maintained on a per-user basis via:~/.bash_history</text:p>
      <text:p text:style-name="P7">8c <text:s text:c="3"/>~ = users's $HOME directory in the BASH shell</text:p>
      <text:p text:style-name="P7">9. <text:s/>pwd - prints the working directory</text:p>
      <text:p text:style-name="P7">10. cd - changes directory to desired directory</text:p>
      <text:p text:style-name="P7"><text:span text:style-name="T7">1</text:span>0a. 'cd ' with no options changes to the $HOME directory</text:p>
      <text:p text:style-name="P7"><text:span text:style-name="T7">1</text:span>0b. 'cd ~' changes to the $HOME directory</text:p>
      <text:p text:style-name="P7"><text:span text:style-name="T7">1</text:span>0c. 'cd /' changes to the root of the file system</text:p>
      <text:p text:style-name="P7"><text:span text:style-name="T7">1</text:span>0d. 'cd Desktop/' changes us to the relative directory 'Desktop'</text:p>
      <text:p text:style-name="P7"><text:span text:style-name="T7">1</text:span>0e. 'cd ..' changes us one-level up in the directory tree</text:p>
      <text:p text:style-name="P7"><text:span text:style-name="T7">1</text:span>0f. 'cd ../..' changes us two-levels up in the directory tree</text:p>
      <text:p text:style-name="P7">11. Arrow keys (up and down) navigates through your command history</text:p>
      <text:p text:style-name="P7">12. BASH supports tab completion:type unique characters in the command and press 'Tab' key</text:p>
      <text:p text:style-name="P7">13. You can copy and paste in GNOME terminal windows using:</text:p>
      <text:p text:style-name="P7"><text:s text:c="2"/>a. left button to copy or ctrl-C to </text:p>
      <text:p text:style-name="P7"><text:s text:c="2"/>b. right button to paste OR Ctrl-Shift-v to paste</text:p>
      <text:p text:style-name="P7">14. ls - lists files and directories</text:p>
      <text:p text:style-name="P7"><text:s/>a. ls / - lists the contents of the '/' mount point</text:p>
      <text:p text:style-name="P7"><text:s/>b. ls -l - lists the contents of a directory in long format:Includes: permissions, links, ownership, size, date, name</text:p>
      <text:p text:style-name="P7"><text:s/>c. ls -ld /etc - lists properties of the directory '/etc', NOT the contents of '/etc'</text:p>
      <text:p text:style-name="P7"><text:s/>d. ls -ltr - sorts chronologically from older to newer (bottom)</text:p>
      <text:p text:style-name="P7"><text:s/>e. ls --help - returns possible usage information</text:p>
      <text:p text:style-name="P7"><text:s/>f. ls -a - reveals hidden files. e.g. '.bash_history'</text:p>
      <text:p text:style-name="P7"><text:s/>g. ls ?a*</text:p>
      <text:p text:style-name="P7"><text:s/>h. ls ???</text:p>
      <text:p text:style-name="P7"><text:s/>i. ls a* starting with a OR anywhere a *a OR in betw*a* </text:p>
      <text:p text:style-name="P7">Note: files/directories prefixed with '.' are hidden. e.g. '.bash_history'</text:p>
      <text:p text:style-name="P7"/>
      <text:p text:style-name="P7">15. cat - catenates files</text:p>
      <text:p text:style-name="P7"><text:s/>a. cat 123.txt - dumps the contents of '123.txt' to STDOUT</text:p>
      <text:p text:style-name="P7"><text:s/>b. cat 123.txt 456.txt dumps both files to STDOUT</text:p>
      <text:p text:style-name="P7"><text:s/>c. cat 123.txt 456.txt &gt; 123456.txt - creates new catenated file</text:p>
      <text:p text:style-name="P7">d. cat 123.txt 456.txt &gt;&gt; appends a file</text:p>
      <text:p text:style-name="P7"/>
      <text:p text:style-name="P7"><text:soft-page-break/>16. mkdir - creates a new directory</text:p>
      <text:p text:style-name="P7"><text:s/>a. mkdir test5 - creates a single directory with the name specified</text:p>
      <text:p text:style-name="P7">c. mkdir -p test1/test2/test3/ will create nested directories</text:p>
      <text:p text:style-name="P7"/>
      <text:p text:style-name="P7">17. cp - copies files</text:p>
      <text:p text:style-name="P7"><text:s/>a. cp 123.txt test/ By default, 'cp' does NOT preserve the original modification time</text:p>
      <text:p text:style-name="P7"><text:s/>b. cp -v 456.txt test</text:p>
      <text:p text:style-name="P7">18. mv - moves files and renames files</text:p>
      <text:p text:style-name="P7"><text:s/>a. mv 123456.txt test - moves the file, preserving time</text:p>
      <text:p text:style-name="P7"/>
      <text:p text:style-name="P7">19. rm - removes files/directories</text:p>
      <text:p text:style-name="P7"><text:s/>a. rm 123.txt</text:p>
      <text:p text:style-name="P7"><text:s/>b. rm -rf 456.txt - removes recursively and enforces</text:p>
      <text:p text:style-name="P7"/>
      <text:p text:style-name="P7">20. touch - creates blank file/updates timestamp</text:p>
      <text:p text:style-name="P7"><text:s/>a. touch test.txt - will create a zero-byte file, if it doesn't exist</text:p>
      <text:p text:style-name="P7"><text:s/>b. touch 123456.txt - if exists <text:s/>update the timestamp</text:p>
      <text:p text:style-name="P7"><text:s/>c. touch -t 200801091530 123456.txt - changes timestamp</text:p>
      <text:p text:style-name="P7"/>
      <text:p text:style-name="P7">21. stat - reveals statistics of files</text:p>
      <text:p text:style-name="P7"><text:s/>a. stat 123456.txt - reveals full attributes of the file</text:p>
      <text:p text:style-name="P7"/>
      <text:p text:style-name="P7">22. find - finds files using search patterns</text:p>
      <text:p text:style-name="P7"><text:s/>a. find / -name 'fstab'</text:p>
      <text:p text:style-name="P7">Note: 'find' can search for fields returned by the 'stat' command</text:p>
      <text:p text:style-name="P7"/>
      <text:p text:style-name="P7">23. alias - returns/sets aliases for commands</text:p>
      <text:p text:style-name="P7"><text:s/>a. alias - dumps current aliases</text:p>
      <text:p text:style-name="P7"><text:s/>b. alias copy='cp -v'</text:p>
      <text:p text:style-name="P7"/>
      <text:p text:style-name="P7">###Linux Redirection &amp; Pipes###</text:p>
      <text:p text:style-name="P7">Ability to control input and output</text:p>
      <text:p text:style-name="P7"/>
      <text:p text:style-name="P7">Input redirection '&lt;':</text:p>
      <text:p text:style-name="P7"><text:s/>1. cat &lt; 123.txt</text:p>
      <text:p text:style-name="P7">Note: Use input redirection when program does NOT default to file as input</text:p>
      <text:p text:style-name="P7"/>
      <text:p text:style-name="P7">Output redirection '&gt;':</text:p>
      <text:p text:style-name="P7"><text:s/>1. cat 123.txt &gt; onetwothree.txt</text:p>
      <text:p text:style-name="P7">Note: Default nature is to:</text:p>
      <text:p text:style-name="P7"><text:s/>1. Clobber the target file</text:p>
      <text:p text:style-name="P7"><text:s/>2. Populate with information from input stream</text:p>
      <text:p text:style-name="P7"/>
      <text:p text:style-name="P7">Append redirection '&gt;&gt;':</text:p>
      <text:p text:style-name="P7"><text:s/>1. cat 123.txt &gt;&gt; numbers.txt - creates 'numbers.txt' if it doesn't exist, or appends if it does</text:p>
      <text:p text:style-name="P7"/>
      <text:p text:style-name="P7"><text:s/>2. cat 456.txt &gt;&gt; numbers.txt</text:p>
      <text:p text:style-name="P7"/>
      <text:p text:style-name="P7"><text:soft-page-break/>Pipes '|':</text:p>
      <text:p text:style-name="P7">Connects the output stream of one command to the input stream of a subsequent command</text:p>
      <text:p text:style-name="P7"/>
      <text:p text:style-name="P7"><text:s/>1. cat 123.txt | sort</text:p>
      <text:p text:style-name="P7"><text:s/>2. cat 456.txt 123.txt | sort</text:p>
      <text:p text:style-name="P7"><text:s/>3. cat 456.txt 123.txt | sort | grep 3</text:p>
      <text:p text:style-name="P7"/>
      <text:p text:style-name="P7">###Command Chaining###</text:p>
      <text:p text:style-name="P7"/>
      <text:p text:style-name="P7"><text:s/>1. Permits the execution of multiple commands in sequence</text:p>
      <text:p text:style-name="P7"><text:s/>2. Also permits execution based on the success or failure of a previous command</text:p>
      <text:p text:style-name="P7"/>
      <text:p text:style-name="P7"><text:s/>1. cat 123.txt ; ls -l - this runs first command, then second command without regards for exit status of the first command</text:p>
      <text:p text:style-name="P7"/>
      <text:p text:style-name="P7"><text:s/>2. cat 123.txt &amp;&amp; ls -l - this runs second command, if first command is successful</text:p>
      <text:p text:style-name="P7"><text:s/>3. cat 123.txt || ls -l - this runs second command, if first command fails</text:p>
      <text:p text:style-name="P7"/>
      <text:p text:style-name="P7">24. more|less - paginators, which display text one-page @ a time</text:p>
      <text:p text:style-name="P7"><text:s/>1. more /etc/fstab</text:p>
      <text:p text:style-name="P7"><text:s/>2. less 1thousand.txt</text:p>
      <text:p text:style-name="P7"/>
      <text:p text:style-name="P7">25. seq - echoes a sequence of numbers</text:p>
      <text:p text:style-name="P7"><text:s/>a. seq 1000 &gt; 1thousand.txt - creates a file with numbers 1-1000</text:p>
      <text:p text:style-name="P7"/>
      <text:p text:style-name="P7">26. su - switches users</text:p>
      <text:p text:style-name="P7"><text:s/>a. su - with no options attempts to log in as 'root'</text:p>
      <text:p text:style-name="P7"/>
      <text:p text:style-name="P7">27. head - displays opening lines of text files</text:p>
      <text:p text:style-name="P7"><text:s/>a. head /var/log/messages</text:p>
      <text:p text:style-name="P7"/>
      <text:p text:style-name="P7">28. tail - displays the closing lines of text files</text:p>
      <text:p text:style-name="P7"><text:s/>a. tail /var/log/messages</text:p>
      <text:p text:style-name="P7"/>
      <text:p text:style-name="P7">29. wc - counts words and optionally lines of text files</text:p>
      <text:p text:style-name="P7"><text:s/>a. wc -l /var/log/messages7</text:p>
      <text:p text:style-name="P7"><text:s/>b. wc -l 123.txt</text:p>
      <text:p text:style-name="P7"/>
      <text:p text:style-name="P7">30. file - determines file type</text:p>
      <text:p text:style-name="P7"><text:s/>a. file /var/log/messages</text:p>
      <text:p text:style-name="P1"><text:span text:style-name="T102"/></text:p>
      <text:p text:style-name="P19"><text:span text:style-name="T102">3</text:span><text:span text:style-name="T101">1. Kernel path</text:span></text:p>
      <text:p text:style-name="P19"><text:span text:style-name="T104">Ans. </text:span><text:span text:style-name="T101">/boot/grub/grub.c</text:span><text:span text:style-name="T105">f</text:span><text:span text:style-name="T101">g</text:span></text:p>
      <text:p text:style-name="P1"><text:span text:style-name="T102"/></text:p>
      <text:p text:style-name="P19"><text:span text:style-name="T102">3</text:span><text:span text:style-name="T101">2.</text:span><text:span text:style-name="T103"> </text:span><text:span text:style-name="T106">What are the known commands for disk partitioning?</text:span></text:p>
      <text:p text:style-name="P20"><text:span text:style-name="T104">Ans. </text:span><text:span text:style-name="T101">fdisk, parted</text:span></text:p>
      <text:p text:style-name="P1"><text:span text:style-name="T102"/></text:p>
      <text:p text:style-name="P1"><text:span text:style-name="T102"/></text:p>
      <text:p text:style-name="P1"><text:soft-page-break/><text:span text:style-name="T102">1. </text:span><text:span text:style-name="T101">What is Linux?</text:span></text:p>
      <text:p text:style-name="P38"><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1"><text:span text:style-name="T40">2. </text:span>What is the difference between UNIX and LINUX?</text:p>
      <text:p text:style-name="P21">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1">Sr. No.</text:p>
            </table:table-cell>
            <table:table-cell table:style-name="Table2.A1" office:value-type="string">
              <text:p text:style-name="P55">Key</text:p>
            </table:table-cell>
            <table:table-cell table:style-name="Table2.A1" office:value-type="string">
              <text:p text:style-name="P55">Linux</text:p>
            </table:table-cell>
            <table:table-cell table:style-name="Table2.A1" office:value-type="string">
              <text:p text:style-name="P55">Unix</text:p>
            </table:table-cell>
          </table:table-row>
        </table:table-header-rows>
        <table:table-row>
          <table:table-cell table:style-name="Table2.A1" office:value-type="string">
            <text:p text:style-name="P54">1</text:p>
          </table:table-cell>
          <table:table-cell table:style-name="Table2.A1" office:value-type="string">
            <text:p text:style-name="P50">Development</text:p>
          </table:table-cell>
          <table:table-cell table:style-name="Table2.A1" office:value-type="string">
            <text:p text:style-name="P50">Linux is open source and is developed by Linux community of developers.</text:p>
          </table:table-cell>
          <table:table-cell table:style-name="Table2.A1" office:value-type="string">
            <text:p text:style-name="P50">Unix was developed by AT&amp;T Bell labs and is not open source.</text:p>
          </table:table-cell>
        </table:table-row>
        <table:table-row>
          <table:table-cell table:style-name="Table2.A1" office:value-type="string">
            <text:p text:style-name="P54">2</text:p>
          </table:table-cell>
          <table:table-cell table:style-name="Table2.A1" office:value-type="string">
            <text:p text:style-name="P50">Cost</text:p>
          </table:table-cell>
          <table:table-cell table:style-name="Table2.A1" office:value-type="string">
            <text:p text:style-name="P50">Linux is free to use.</text:p>
          </table:table-cell>
          <table:table-cell table:style-name="Table2.A1" office:value-type="string">
            <text:p text:style-name="P50">Unix is licensed OS.</text:p>
          </table:table-cell>
        </table:table-row>
        <table:table-row>
          <table:table-cell table:style-name="Table2.A1" office:value-type="string">
            <text:p text:style-name="P54">3</text:p>
          </table:table-cell>
          <table:table-cell table:style-name="Table2.A1" office:value-type="string">
            <text:p text:style-name="P50">Support<text:span text:style-name="T73">e</text:span>d File systems</text:p>
          </table:table-cell>
          <table:table-cell table:style-name="Table2.A1" office:value-type="string">
            <text:p text:style-name="P50">Ext2, Ext3, Ext4, Jfs, ReiserFS, Xfs, Btrfs, FAT, FAT32, NTFS.</text:p>
          </table:table-cell>
          <table:table-cell table:style-name="Table2.A1" office:value-type="string">
            <text:p text:style-name="P50">fs, gpfs, hfs, hfs+, ufs, xfs, zfs.</text:p>
          </table:table-cell>
        </table:table-row>
        <table:table-row>
          <table:table-cell table:style-name="Table2.A1" office:value-type="string">
            <text:p text:style-name="P56">4</text:p>
          </table:table-cell>
          <table:table-cell table:style-name="Table2.A1" office:value-type="string">
            <text:p text:style-name="P50">Usage</text:p>
          </table:table-cell>
          <table:table-cell table:style-name="Table2.A1" office:value-type="string">
            <text:p text:style-name="P50">Linux is used in wide varieties from desktop, servers, smartphones to mainframes.</text:p>
          </table:table-cell>
          <table:table-cell table:style-name="Table2.A1" office:value-type="string">
            <text:p text:style-name="P50">Unix is mostly used on servers, workstations or PCs.</text:p>
          </table:table-cell>
        </table:table-row>
        <table:table-row>
          <table:table-cell table:style-name="Table2.A1" office:value-type="string">
            <text:p text:style-name="P56">5</text:p>
          </table:table-cell>
          <table:table-cell table:style-name="Table2.A1" office:value-type="string">
            <text:p text:style-name="P50">Default Shell</text:p>
          </table:table-cell>
          <table:table-cell table:style-name="Table2.A1" office:value-type="string">
            <text:p text:style-name="P50">Bash (Bourne Again SHell) is default shell for Linux.</text:p>
          </table:table-cell>
          <table:table-cell table:style-name="Table2.A1" office:value-type="string">
            <text:p text:style-name="P50">Bourne Shell is default shell for Unix.</text:p>
          </table:table-cell>
        </table:table-row>
        <table:table-row>
          <table:table-cell table:style-name="Table2.A1" office:value-type="string">
            <text:p text:style-name="P56">6</text:p>
          </table:table-cell>
          <table:table-cell table:style-name="Table2.A1" office:value-type="string">
            <text:p text:style-name="P50">Example</text:p>
          </table:table-cell>
          <table:table-cell table:style-name="Table2.A1" office:value-type="string">
            <text:p text:style-name="P50">Ubuntu, Debian GNU, Arch Linux, etc.</text:p>
          </table:table-cell>
          <table:table-cell table:style-name="Table2.A1" office:value-type="string">
            <text:p text:style-name="P50">SunOS, Solaris, SCO UNIX, AIX, HP/UX, ULTRIX etc.</text:p>
          </table:table-cell>
        </table:table-row>
      </table:table>
      <text:p text:style-name="P1"/>
      <text:p text:style-name="P1"><text:span text:style-name="T41">3. </text:span>What is BASH?</text:p>
      <text:p text:style-name="P1"><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8"><text:span text:style-name="T41">4</text:span>. What is mkfs used for?</text:p>
      <text:p text:style-name="P8">Short for "make filesystem," mkfs is a command used to create a new filesystem on a disk partition or storage device.</text:p>
      <text:p text:style-name="P8"/>
      <text:p text:style-name="P8"><text:span text:style-name="T41">5. </text:span><text:span text:style-name="T39">W</text:span>hat is journalctl and dmesg used for?</text:p>
      <text:p text:style-name="P9"><text:s/>journalctl is a utility for querying and displaying logs, providing detailed information about system events. </text:p>
      <text:p text:style-name="P9">dmesg displays kernel ring buffer messages, showing information about hardware and driver events during system startup.</text:p>
      <text:p text:style-name="P8"/>
      <text:p text:style-name="P8"><text:span text:style-name="T41">6. </text:span>What is selinux ?</text:p>
      <text:p text:style-name="P1">SELinux, or Security-Enhanced Linux, <text:span text:style-name="T41">used</text:span> to enforce mandatory access control<text:span text:style-name="T41">(MAC) </text:span>policies</text:p>
      <text:p text:style-name="P1">It sets rules for who can access files, run programs, and use resources. These rules help keep your system safe by only allowing authorized actions and blocking anything suspicious.</text:p>
      <text:p text:style-name="P1"/>
      <text:p text:style-name="P1"><text:span text:style-name="T42">7. </text:span>What is Linux Kernel?</text:p>
      <text:p text:style-name="P1"><text:span text:style-name="T1">Ans. </text:span>The Linux Kernel is a low-level systems software whose main role is to manage hardware resources for the user. </text:p>
      <text:p text:style-name="P1"/>
      <text:p text:style-name="P39"><text:soft-page-break/><text:span text:style-name="T42">8. </text:span>What is LILO?</text:p>
      <text:p text:style-name="P40"><text:span text:style-name="T1">Ans. </text:span>LILO is a boot loader for Linux. It is used mainly to load the Linux operating system into main memory so that it can begin its operations.</text:p>
      <text:p text:style-name="P1"/>
      <text:p text:style-name="P1"><text:span text:style-name="T42">9. </text:span>What is a swap space?</text:p>
      <text:p text:style-name="P22"><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1"><text:span text:style-name="T42">10. </text:span>Which are the Shells used in Linux?</text:p>
      <text:p text:style-name="P1"><text:span text:style-name="T1">Ans. </text:span>The most common Shells used in Linux are</text:p>
      <text:p text:style-name="P1">bash: Bourne Again Shell is the default for most of the Linux distributions</text:p>
      <text:p text:style-name="P1">ksh: Korn Shell is a high-level programming language shell</text:p>
      <text:p text:style-name="P1">csh: C Shell follows C like syntax and provides spelling correction and Job Control</text:p>
      <text:p text:style-name="P1">zsh: Z Shell provides some unique features such as filename generation, startup files, login/logout watching, closing comments etc.</text:p>
      <text:p text:style-name="P1">fish: Friendly Interactive Shell provides some special features like web-based configuration, auto-suggestions, fully scriptable with clean scripts</text:p>
      <text:p text:style-name="P1"/>
      <text:p text:style-name="P1"><text:span text:style-name="T42">11. </text:span>Describe the root account.</text:p>
      <text:p text:style-name="P1"><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1"><text:span text:style-name="T42">12. </text:span>How can you find out how much memory Linux is using?</text:p>
      <text:p text:style-name="P1"><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1">You can also use commands</text:p>
      <text:p text:style-name="P1">free - m</text:p>
      <text:p text:style-name="P1">vmstat</text:p>
      <text:p text:style-name="P1">top</text:p>
      <text:p text:style-name="P1">htop</text:p>
      <text:p text:style-name="P1">to find current memory usage</text:p>
      <text:p text:style-name="P1"/>
      <text:p text:style-name="P23"><text:span text:style-name="T107">1</text:span><text:span text:style-name="T51">3. Explain nmap ?</text:span></text:p>
      <text:p text:style-name="P10">Ans. The nmap command is used for network exploration and security auditing. It is a powerful network scanning tool that allows users to discover hosts and services on a computer network, thus creating a map of the network's structure.</text:p>
      <text:p text:style-name="P10">nmap -A 192.168.1.2</text:p>
      <text:p text:style-name="P10"/>
      <text:p text:style-name="P1"><text:span text:style-name="T42">14. </text:span>What is an inode?</text:p>
      <text:p text:style-name="P22"><text:span text:style-name="T13">An Inode number is a uniquely existing number for all the files in Linux and all Unix type systems. When a file is created on a system, a file name and Inode number is assigned to it. The inode </text:span><text:span text:style-name="T42">describes the</text:span><text:span text:style-name="T13"> file/directory attributes such as metadata and the physical location on the hard drive. </text:span><text:span text:style-name="T42">eg. ls -i filename </text:span></text:p>
      <text:p text:style-name="P1"><text:soft-page-break/><text:span text:style-name="T43">15. </text:span>What are symbolic links?</text:p>
      <text:p text:style-name="P1"><text:span text:style-name="T1">Ans. Symbolic links are essentially shortcuts file </text:span><text:span text:style-name="T44">or directory. They can point to files or directories located anywhere in the filesystem. If the original file or directory is moved or deleted, the symlink becomes broken or invalid.</text:span><text:span text:style-name="T1"> </text:span><text:tab/></text:p>
      <text:p text:style-name="P1"/>
      <text:p text:style-name="P1"><text:span text:style-name="T45">16. </text:span>What are hard links?</text:p>
      <text:p text:style-name="P1"><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1"><text:span text:style-name="T46">17. </text:span>How do you change permissions under Linux?</text:p>
      <text:p text:style-name="P1"><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1"><text:span text:style-name="T46">18. </text:span>What are filenames that are preceded by a dot</text:p>
      <text:p text:style-name="P1"><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24">19. What is the minimum number of disk partitions required to install Linux?</text:p>
      <text:p text:style-name="P25"><text:span text:style-name="T1">Ans. </text:span>The minimum number of partitions required is 2.</text:p>
      <text:p text:style-name="P25">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1"><text:span text:style-name="T46">20. </text:span>What are daemons?</text:p>
      <text:p text:style-name="P1"><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1"><text:span text:style-name="T47">21. </text:span>What are environmental variables?</text:p>
      <text:p text:style-name="P21">Ans. Environmental variables are dynamic values stored within the operating system's environment that influence the behavior of processes and programs running on the system. </text:p>
      <text:p text:style-name="P1"/>
      <text:p text:style-name="P1"><text:span text:style-name="T48">22. </text:span>What are the different modes when using vi editor?</text:p>
      <text:p text:style-name="P1"><text:span text:style-name="T1">Ans. </text:span>Command Mode/Regular Mode: It is the default mode for the vi editors. It is generally used to type commands that usually perform particular functions.</text:p>
      <text:p text:style-name="P1"><text:s text:c="4"/>Insertion Mode/Edit Mode: This mode allows you to do text editing, or type text into a file. </text:p>
      <text:p text:style-name="P1"><text:s text:c="4"/>Ex Mode/Replacement Mode: This mode is generally used to save the files and execution of the commands. It basically executes files with different parameters.</text:p>
      <text:p text:style-name="P1"/>
      <text:p text:style-name="P1"/>
      <text:p text:style-name="P1"/>
      <text:p text:style-name="P1"/>
      <text:p text:style-name="P1"><text:soft-page-break/><text:span text:style-name="T48">23. W</text:span>hat is redirection?</text:p>
      <text:p text:style-name="P1"><text:span text:style-name="T1">Ans. </text:span>Redirection is the process of directing data from one output to another. It can also be used to direct an output as an input to another process.</text:p>
      <text:p text:style-name="P1"/>
      <text:p text:style-name="P11">24. How to set a username and a password to never expire?</text:p>
      <text:p text:style-name="P26"><text:s text:c="3"/>- Use the `chage` command: `chage -M -1 &lt;username&gt;`.</text:p>
      <text:p text:style-name="P1"/>
      <text:p text:style-name="P1"><text:span text:style-name="T48">2</text:span><text:span text:style-name="T51">5</text:span><text:span text:style-name="T48">. </text:span>What is grep command?</text:p>
      <text:p text:style-name="P1"><text:span text:style-name="T1">Ans. </text:span>Grep stands for Global Regular Expression Print. The grep command is used to search for a text in a file by pattern matching based on regular expression.</text:p>
      <text:p text:style-name="P1"/>
      <text:p text:style-name="P1"><text:span text:style-name="T48">2</text:span><text:span text:style-name="T51">6</text:span><text:span text:style-name="T48">. </text:span>How can you append one file to another in Linux?</text:p>
      <text:p text:style-name="P1"><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1"><text:span text:style-name="T49">2</text:span><text:span text:style-name="T51">7</text:span><text:span text:style-name="T49">. </text:span>How can you run a Linux program in the background simultaneously when you start your Linux Server?</text:p>
      <text:p text:style-name="P1"><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1">The <text:span text:style-name="T6">#disown</text:span><text:span text:style-name="T4"> </text:span>removes a process from the shell. However, the process keeps running in the background.</text:p>
      <text:p text:style-name="P1"/>
      <text:p text:style-name="P1"><text:span text:style-name="T49">2</text:span><text:span text:style-name="T51">8</text:span><text:span text:style-name="T49">. </text:span>What are the process states in Linux?</text:p>
      <text:p text:style-name="P1"><text:span text:style-name="T1">Ans. </text:span>The process states are as follows:</text:p>
      <text:p text:style-name="P1">Ready: The process is created and is ready to run</text:p>
      <text:p text:style-name="P1">Running: The process is being executed</text:p>
      <text:p text:style-name="P1">Blocked or wait: Process is waiting for input from the user</text:p>
      <text:p text:style-name="P1">Terminated or Completed: Process completed execution, or was terminated by the Operating System</text:p>
      <text:p text:style-name="P1">Zombie: Process terminated, but the information still exists in the process table.</text:p>
      <text:p text:style-name="P1"><text:s text:c="9"/>Zombie processes usually occur for child processes, as the parent process still needs to read its child's exit status.</text:p>
      <text:p text:style-name="P1"/>
      <text:p text:style-name="P1"><text:span text:style-name="T50">2</text:span><text:span text:style-name="T51">9</text:span><text:span text:style-name="T50">. </text:span>What is the export command used for?</text:p>
      <text:p text:style-name="P1"><text:span text:style-name="T1">Ans. </text:span>The export command is used to set and reload the environment variables. For example, if you want to set the Java path, then the command would be:</text:p>
      <text:p text:style-name="P1">$ export JAVA_HOME = /home/user/Java/bin</text:p>
      <text:p text:style-name="P1"/>
      <text:p text:style-name="P1"><text:span text:style-name="T51">30</text:span><text:span text:style-name="T50">. </text:span>What is netstat command in Linux?</text:p>
      <text:p text:style-name="P1"><text:span text:style-name="T1">Ans. </text:span>netstat command gives various information about the network and routing tables, interface statics and more about the system.</text:p>
      <text:p text:style-name="P1"/>
      <text:p text:style-name="P1"><text:span text:style-name="T50">3</text:span><text:span text:style-name="T51">1</text:span><text:span text:style-name="T50">. </text:span>What is lsof command in Linux?</text:p>
      <text:p text:style-name="P1"><text:span text:style-name="T1">Ans. </text:span>lsof means List of file, we can know which file is opened by which process.</text:p>
      <text:p text:style-name="P1"/>
      <text:p text:style-name="P1"/>
      <text:p text:style-name="P1"><text:soft-page-break/><text:span text:style-name="T51">32. </text:span>Describe how a parent and child process communicates each other?</text:p>
      <text:p text:style-name="P1"><text:span text:style-name="T1">Ans. </text:span>Parent process communicates with the child process by using pipes, sockets, messages queues and more. </text:p>
      <text:p text:style-name="P1"/>
      <text:p text:style-name="P23"><text:span text:style-name="T51">33. </text:span><text:span text:style-name="T100">Explain the significance of the /etc/services file in networking.<text:line-break/>Ans. /etc/services maps port numbers to service names. It is used by various networking utilities and applications to associate port numbers with specific services.</text:span></text:p>
      <text:p text:style-name="P23"/>
      <text:p text:style-name="P42"><text:span text:style-name="T107">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43"><text:span text:style-name="T107">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43"><text:span text:style-name="T107">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43"><text:span text:style-name="T107">37.</text:span> What is the purpose of the exportfs command in NFS?<text:line-break/>A: The exportfs command is used to Refreshing Exports, Displaying Exported Directories</text:p>
      <text:p text:style-name="P19">38.<text:span text:style-name="T85"> </text:span><text:span text:style-name="T108">What is OS Migration? Explain in detail ?<text:line-break/>OS migration refers to the process of transferring a computer system's operating system (OS) from one version or type to another. This can involve:</text:span></text:p>
      <text:p text:style-name="P57"><text:span text:style-name="T108">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4">Here are some reasons why someone might migrate an OS:<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1"><text:span text:style-name="T52">39. </text:span>What is sticky bit</text:p>
      <text:p text:style-name="P37"><text:span text:style-name="T78">Ans. </text:span><text:span text:style-name="T77">A Sticky bit is a permission bit that is set on a file or a directory that lets only the owner of the file/directory or the root user to delete or rename the file. No other user is given privileges to delete the file created by some other user. </text:span><text:span text:style-name="T80">1.</text:span><text:span text:style-name="T75">chmod +t </text:span><text:span text:style-name="T76">test</text:span></text:p>
      <text:p text:style-name="P37"><text:span text:style-name="T76"/></text:p>
      <text:p text:style-name="P1"/>
      <text:p text:style-name="P1"><text:soft-page-break/><text:span text:style-name="T53">40. </text:span>What is SUID in Linux?</text:p>
      <text:p text:style-name="P37"><text:span text:style-name="T78">Ans. </text:span><text:span text:style-name="T77">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79">1.</text:span><text:span text:style-name="T75">chmod u+s </text:span><text:span text:style-name="T76">test</text:span><text:span text:style-name="T75"> </text:span><text:span text:style-name="T76">2.</text:span><text:span text:style-name="T75">chmod </text:span><text:span text:style-name="T76">g</text:span><text:span text:style-name="T75">+s </text:span><text:span text:style-name="T76">test</text:span><text:span text:style-name="T75"> </text:span></text:p>
      <text:p text:style-name="P1"/>
      <text:p text:style-name="P1"><text:span text:style-name="T58">41. </text:span><text:span text:style-name="T55">W</text:span>hat is this file used for /etc/login.defs <text:span text:style-name="T54">?</text:span></text:p>
      <text:p text:style-name="P27"><text:span text:style-name="T56">Ans. The /etc/login.defs file is a system configuration file used by the Linux login system. <text:s/>It contains various default settings and parameters that govern the behavior of the Password Aging and Expiry Settings, </text:span><text:span text:style-name="T57">Account Locking and Inactivity Settings, Password Complexity Requirements, Login and Session Defaults.</text:span><text:span text:style-name="T56"><text:line-break/></text:span></text:p>
      <text:p text:style-name="P27"><text:span text:style-name="T57">42. </text:span><text:span text:style-name="T56">W</text:span>hat is .bash_history, .bash_profi<text:span text:style-name="T72">l</text:span>e and .bashrc</text:p>
      <text:p text:style-name="P12">Ans. .bash_history: This file stores a history of commands entered by the user in the Bash shell.</text:p>
      <text:p text:style-name="P12">.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13">.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59">43. </text:span><text:span text:style-name="T55">H</text:span>ow to change the port number of a paticular process using firewalld</text:p>
      <text:p text:style-name="P12">Ans. First need to change the port number in configuration file. i.e /etc/ssh/sshd_config</text:p>
      <text:p text:style-name="P12">Then need to change in firewall I.e</text:p>
      <text:p text:style-name="P12">sudo firewall-cmd --permanent --add-port=2222/tcp # if centos</text:p>
      <text:p text:style-name="P12">sudo firewall-cmd --reload <text:line-break/>OR <text:s text:c="2"/>sudo ufw allow 2222/tcp <text:s/>#if ubuntu<text:line-break/></text:p>
      <text:p text:style-name="P1"><text:span text:style-name="T59">44. </text:span><text:span text:style-name="T8">Port no of protocols</text:span></text:p>
      <text:p text:style-name="P14"><text:span text:style-name="T1">Ans. </text:span>ftp 20/21</text:p>
      <text:p text:style-name="P14">ssh 22</text:p>
      <text:p text:style-name="P14">telnet 23</text:p>
      <text:p text:style-name="P14">smtp 25</text:p>
      <text:p text:style-name="P14">dns 53</text:p>
      <text:p text:style-name="P14">dhcp 67/68</text:p>
      <text:p text:style-name="P14">tftp 69</text:p>
      <text:p text:style-name="P14">http 80</text:p>
      <text:p text:style-name="P15">https 443</text:p>
      <text:p text:style-name="P14">pop 110</text:p>
      <text:p text:style-name="P14">ntp 123</text:p>
      <text:p text:style-name="P14">imap 143</text:p>
      <text:p text:style-name="P14">snmp 161/162</text:p>
      <text:p text:style-name="P14">bgp 179</text:p>
      <text:p text:style-name="P14">ldap 389</text:p>
      <text:p text:style-name="P16">tls/ssl 989/990</text:p>
      <text:p text:style-name="P15">irc 194</text:p>
      <text:p text:style-name="P2">netbios 135-139</text:p>
      <text:p text:style-name="P81"><text:soft-page-break/><text:s/><text:span text:style-name="T94">45. </text:span><text:span text:style-name="T86">What is tcpdump ? Why it is used?</text:span></text:p>
      <text:p text:style-name="P2"><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2"/>
      <text:p text:style-name="P2"><text:span text:style-name="T59">46. </text:span>What is OS Hardening? Tell me different OS Hardening points ?</text:p>
      <text:p text:style-name="P2"><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2">1. Install security updates and patches</text:p>
      <text:p text:style-name="P2">2. Use strong passwords</text:p>
      <text:p text:style-name="P2"><text:span text:style-name="T9">3</text:span>. Implement a firewall</text:p>
      <text:p text:style-name="P2"><text:span text:style-name="T9">4</text:span>. Keep things clean</text:p>
      <text:p text:style-name="P2"><text:span text:style-name="T9">5</text:span>. Limit access</text:p>
      <text:p text:style-name="P2"><text:span text:style-name="T9">6</text:span>. Create backups (and test!)</text:p>
      <text:p text:style-name="P2"><text:span text:style-name="T9">7</text:span>. Perform system auditing</text:p>
      <text:p text:style-name="P29">8.Disable all unnecessary services. </text:p>
      <text:p text:style-name="P29">9.Remove all unnecessary executables and registry entries</text:p>
      <text:p text:style-name="P17"/>
      <text:p text:style-name="P17">47. <text:span text:style-name="T100">How would you configure and manage software repositories?<text:line-break/>Configure repository files in /etc/yum.repos.d/ or /etc/apt/sources.list and use package manager commands to manage repositories.</text:span></text:p>
      <text:p text:style-name="P4"/>
      <text:p text:style-name="P4"><text:span text:style-name="T60">48. </text:span><text:span text:style-name="T10">What are the </text:span><text:span text:style-name="T11">use</text:span><text:span text:style-name="T10"> of /etc/fdisk<text:line-break/></text:span><text:span text:style-name="T60">Ans. </text:span><text:span text:style-name="T10">fdisk is a menu-driven program for creation and manipulation of partition tables. </text:span></text:p>
      <text:p text:style-name="P2">Hard disks can be divided into one or more logical disks called partitions. </text:p>
      <text:p text:style-name="P2"/>
      <text:p text:style-name="P2"><text:span text:style-name="T60">49. </text:span><text:span text:style-name="T12">What do you see in top command</text:span></text:p>
      <text:p text:style-name="P30"><text:span text:style-name="T5">Uptime </text:span>: The first value is the system time. The second value represents how long the system has been up and running, while the third value indicates the current number of users on the system.</text:p>
      <text:p text:style-name="P31"><text:span text:style-name="T5">Users:</text:span> How much users are loges in (default will be 2, one for Gui and other of Cli)</text:p>
      <text:p text:style-name="P30"><text:span text:style-name="T5">Average:</text:span> <text:span text:style-name="T13">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30">top - 23:03:09 up 4 min, 1 user, load average: 0.75, 0.59, 0.25</text:p>
      <text:p text:style-name="P30"><text:span text:style-name="T5">Tasks: </text:span>The second line is the Tasks output, and it's broken down into five states. These five states display the status of processes on the system:</text:p>
      <text:p text:style-name="P30"/>
      <text:p text:style-name="P30"><text:s text:c="4"/><text:span text:style-name="T5">total</text:span> shows the sum of the processes from any state.</text:p>
      <text:p text:style-name="P30"><text:s text:c="4"/><text:span text:style-name="T5">running</text:span> shows how many processes are handling requests, executing normally, and have CPU access.</text:p>
      <text:p text:style-name="P30"><text:s text:c="4"/><text:span text:style-name="T5">sleeping</text:span> indicates processes awaiting resources, which is a normal state.</text:p>
      <text:p text:style-name="P30"><text:s text:c="4"/><text:span text:style-name="T5">stopped</text:span> reports processes exiting and releasing resources; these send a termination message to the parent process.</text:p>
      <text:p text:style-name="P30"><text:soft-page-break/><text:s text:c="4"/><text:span text:style-name="T5">zombie</text:span> refers to a process waiting for its parent process to release it; it may become orphaned if the parent exits first.</text:p>
      <text:p text:style-name="P30"><text:line-break/><text:span text:style-name="T5">%Cpu(s):</text:span> <text:span text:style-name="T13">There ratio (usually expressed as a percentage)of time that the CPU is busy doing stuff. </text:span></text:p>
      <text:p text:style-name="P71"><text:span text:style-name="T14">MiB Memory:</text:span><text:span text:style-name="T15"> The first line—MiB Mem—displays physical memory utilization.</text:span></text:p>
      <text:p text:style-name="P71"><text:span text:style-name="T14">MiB Swap:</text:span><text:span text:style-name="T15">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2"><text:span text:style-name="T60">50. </text:span>what can be the reasons if I'm unable to connect to a server remotely?</text:p>
      <text:p text:style-name="P2">A<text:span text:style-name="T60">ns</text:span>. There could be many reason that you may not be able to take remote connection to server.</text:p>
      <text:p text:style-name="P2">1.It could be that sufficient Permission are not give to have access to the server remotely.</text:p>
      <text:p text:style-name="P2">2If the permission are given then it could be connectivity issue,firewall blocking the required.</text:p>
      <text:p text:style-name="P2">3.It Could be due to Group policy to deny the remote connection and many more</text:p>
      <text:p text:style-name="P2"/>
      <text:p text:style-name="P2"><text:span text:style-name="T60">51. </text:span>User is unable to login to domain- what could be the reasons?</text:p>
      <text:p text:style-name="P2">ANS. There could be many reasons as below.</text:p>
      <text:p text:style-name="P2">1.Connectivity issue with DC due to dns misconfig.</text:p>
      <text:p text:style-name="P2">2.Account lockout or in disable state.</text:p>
      <text:p text:style-name="P2">3.DC unreachable due physical connectivity issue.</text:p>
      <text:p text:style-name="P2">4.Domain PC secure channel <text:s/>broken with DC.</text:p>
      <text:p text:style-name="P2">5.Cl<text:span text:style-name="T74">ie</text:span>nt PC n/w cable unplugged</text:p>
      <text:p text:style-name="P2">6.User account deleted from AD and many more</text:p>
      <text:p text:style-name="P2"/>
      <text:p text:style-name="P2"><text:span text:style-name="T60">52. </text:span>What is a she bang value ?</text:p>
      <text:p text:style-name="P2"><text:span text:style-name="T1">Ans. </text:span>It is called a shebang or a "bang" line. It is nothing but the absolute path to the Bash interpreter. </text:p>
      <text:p text:style-name="P2"/>
      <text:p text:style-name="P2"><text:span text:style-name="T61">53. </text:span>From where and how to check system logs ?</text:p>
      <text:p text:style-name="P2"><text:span text:style-name="T1">Ans. </text:span>The most common log files are:</text:p>
      <text:p text:style-name="P2">/var/log/boot.log: System Boot log (the boot log stores all information related to booting operations)</text:p>
      <text:p text:style-name="P2">/var/log/auth.log: Auth logs (the authentication log stores all authentication logs, including successful and failed attempts)</text:p>
      <text:p text:style-name="P2">/var/log/maillog: Mail server logs (the mail log stores information related to mail servers and archiving emails)</text:p>
      <text:p text:style-name="P2"/>
      <text:p text:style-name="P2"><text:span text:style-name="T62">54. </text:span>What is patching how often it should be done ? Is it done manually or automatically?</text:p>
      <text:p text:style-name="P2"><text:span text:style-name="T1">Ans. </text:span>Sometimes patches add new features to a package and this can be when issues occur. <text:s/>Adding new features can cause things to break (usually due to broken configuration files).</text:p>
      <text:p text:style-name="P32"/>
      <text:p text:style-name="P32">Automatic patch advantages </text:p>
      <text:p text:style-name="P32">1The tools apply patches to the operating system to fix newly discovered security or performance bugs.</text:p>
      <text:p text:style-name="P32">2<text:span text:style-name="T5">They also often update applications that are installed on the system, even if they are not part of the operating system itself. </text:span><text:span text:style-name="T100">etc/apt/sources.list</text:span></text:p>
      <text:p text:style-name="P32"><text:soft-page-break/>3No matter which operating system you use, automatic updates can help to ensure that your software is protected against security vulnerabilities and other problems.</text:p>
      <text:p text:style-name="P32">Automatic patch disadvantage</text:p>
      <text:p text:style-name="P32">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32">2Automatic updates usually <text:span text:style-name="T5">can’t update firmware or other special types of files.</text:span> These updates need to be applied manually, or via special tools.</text:p>
      <text:p text:style-name="P2"/>
      <text:p text:style-name="P32">Manual patch advantage</text:p>
      <text:p text:style-name="P32">1<text:span text:style-name="T5">Patches can be held during busy/quiet periods.</text:span></text:p>
      <text:p text:style-name="P32">2The <text:span text:style-name="T5">admin can ensure that services are always restarted to use the patch.</text:span></text:p>
      <text:p text:style-name="P32">3The <text:span text:style-name="T5">admin can search for dependant applications that maybe using a library that has been patched</text:span> (e.g. glibc patches)</text:p>
      <text:p text:style-name="P32">4The <text:span text:style-name="T5">admin is already logged onto the server ready to act in case something does break.</text:span></text:p>
      <text:p text:style-name="P2"/>
      <text:p text:style-name="P2"><text:span text:style-name="T62">55. </text:span>Difference between /bin and /sbin files ?</text:p>
      <text:p text:style-name="P2">/bin <text:s text:c="2"/>This directory contains executable programs which are needed in single user</text:p>
      <text:p text:style-name="P2"><text:s text:c="14"/>mode and to bring the system up or repair it.</text:p>
      <text:p text:style-name="P2">/sbin <text:s/>Like <text:s/>/bin, <text:s/>this <text:s/>directory <text:s/>holds commands needed to boot the system, but</text:p>
      <text:p text:style-name="P2"><text:s text:c="14"/>which are usually not executed by normal users. </text:p>
      <text:p text:style-name="P2"/>
      <text:p text:style-name="P2"><text:span text:style-name="T62">56. </text:span>What is a umask value ? What umask value does root and a normal used contains</text:p>
      <text:p text:style-name="P2"><text:span text:style-name="T1">Ans. </text:span>Umask, or the user file-creation mode, is a Linux command that is used to assign the default file permission sets for newly created folders and files.</text:p>
      <text:p text:style-name="P2">0 : read, write and execute</text:p>
      <text:p text:style-name="P2">1 : read and write</text:p>
      <text:p text:style-name="P2">2 : read and execute</text:p>
      <text:p text:style-name="P2">3 : read only</text:p>
      <text:p text:style-name="P2">4 : write and execute</text:p>
      <text:p text:style-name="P2">5 : write only</text:p>
      <text:p text:style-name="P2">6 : execute only</text:p>
      <text:p text:style-name="P2">7 : no permissions</text:p>
      <text:p text:style-name="P2">The default umask 002 used for normal user. The default umask for the root user is 022 </text:p>
      <text:p text:style-name="P2"/>
      <text:p text:style-name="P2"><text:span text:style-name="T63">57. </text:span>Explain about firewalls &amp; IPtables?</text:p>
      <text:p text:style-name="P2">A firewall is a broader concept, <text:s/>while iptables is a specific tool used to implement firewall functionality on Linux systems. Here's a breakdown of the key differences:</text:p>
      <text:p text:style-name="P2">Firewall:</text:p>
      <text:p text:style-name="P2">A security system that monitors incoming and outgoing network traffic.</text:p>
      <text:p text:style-name="P2">Filters traffic based on predefined rules, allowing or blocking specific connections.</text:p>
      <text:p text:style-name="P2">Protects your system from unauthorized access, malware, and other security threats.</text:p>
      <text:p text:style-name="P2">Iptables:</text:p>
      <text:p text:style-name="P2">A command-line tool used to configure firewall rules on Linux systems.</text:p>
      <text:p text:style-name="P2">Requires manual configuration and can be complex to manage for beginners.</text:p>
      <text:p text:style-name="P2"/>
      <text:p text:style-name="P2"/>
      <text:p text:style-name="P2"><text:soft-page-break/><text:span text:style-name="T63">58. </text:span>What is network bonding or teaming?</text:p>
      <text:p text:style-name="P2"><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6"><text:span text:style-name="T60">5</text:span><text:span text:style-name="T63">9</text:span><text:span text:style-name="T60">. </text:span><text:span text:style-name="T12">Where is password stored for any user</text:span></text:p>
      <text:p text:style-name="P6"><text:span text:style-name="T60">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2"><text:span text:style-name="T63">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81"/>
      <text:p text:style-name="P2"><text:span text:style-name="T64">61. </text:span>What is grub boot configuration? How to use system rescue?</text:p>
      <text:p text:style-name="P2"><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2">GRUB supports multiple Linux kernels and allows the user to select between them at boot time using a menu<text:span text:style-name="T86"/></text:p>
      <text:p text:style-name="P2"/>
      <text:p text:style-name="P2"><text:span text:style-name="T64">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82">TRANSMISSION CONTROL PROTOCOL (TCP)</text:p>
            </table:table-cell>
            <table:table-cell table:style-name="Table1.A1" office:value-type="string">
              <text:p text:style-name="P82">USER DATAGRAM PROTOCOL (UDP)</text:p>
            </table:table-cell>
          </table:table-row>
        </table:table-header-rows>
        <table:table-row>
          <table:table-cell table:style-name="Table1.A2" office:value-type="string">
            <text:p text:style-name="P3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3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35">TCP is reliable as it guarantees delivery of data to the destination router.</text:p>
          </table:table-cell>
          <table:table-cell table:style-name="Table1.B3" office:value-type="string">
            <text:p text:style-name="P35">The delivery of data to the destination cannot be guaranteed in UDP.</text:p>
          </table:table-cell>
        </table:table-row>
        <table:table-row>
          <table:table-cell table:style-name="Table1.A4" office:value-type="string">
            <text:p text:style-name="P35">TCP provides extensive error checking mechanisms. It is because it provides flow control and acknowledgment of data.</text:p>
          </table:table-cell>
          <table:table-cell table:style-name="Table1.B4" office:value-type="string">
            <text:p text:style-name="P35">UDP has only the basic error checking mechanism using checksums.</text:p>
          </table:table-cell>
        </table:table-row>
        <table:table-row>
          <table:table-cell table:style-name="Table1.A5" office:value-type="string">
            <text:p text:style-name="P35">TCP is comparatively slower than UDP.</text:p>
          </table:table-cell>
          <table:table-cell table:style-name="Table1.B5" office:value-type="string">
            <text:p text:style-name="P35">UDP is faster, simpler and more efficient than TCP.</text:p>
          </table:table-cell>
        </table:table-row>
        <table:table-row>
          <table:table-cell table:style-name="Table1.A6" office:value-type="string">
            <text:p text:style-name="P35">Retransmission of lost packets is possible in TCP, but not in UDP.</text:p>
          </table:table-cell>
          <table:table-cell table:style-name="Table1.B6" office:value-type="string">
            <text:p text:style-name="P35">There is no retransmission of lost packets in User Datagram Protocol (UDP).</text:p>
          </table:table-cell>
        </table:table-row>
        <table:table-row>
          <table:table-cell table:style-name="Table1.A7" office:value-type="string">
            <text:p text:style-name="P35">TCP doesn’t supports Broadcasting.</text:p>
          </table:table-cell>
          <table:table-cell table:style-name="Table1.B7" office:value-type="string">
            <text:p text:style-name="P35">UDP supports Broadcasting.</text:p>
          </table:table-cell>
        </table:table-row>
        <table:table-row>
          <table:table-cell table:style-name="Table1.A8" office:value-type="string">
            <text:p text:style-name="P35">TCP is used by HTTP, HTTPs, FTP, SMTP and Telnet.</text:p>
          </table:table-cell>
          <table:table-cell table:style-name="Table1.B8" office:value-type="string">
            <text:p text:style-name="P36">UDP is used by DNS, DHCP, TFTP, SNMP, RIP, and VoIP.</text:p>
          </table:table-cell>
        </table:table-row>
      </table:table>
      <text:p text:style-name="P5"/>
      <text:p text:style-name="P5"/>
      <text:p text:style-name="P5"/>
      <text:p text:style-name="P5"><text:soft-page-break/><text:span text:style-name="T67">63. </text:span>If df cmd shows my /var is used 8GB out of 10GB and du command shows 9GB out of 10GB ? What could <text:span text:style-name="T35">b</text:span>e the reason?</text:p>
      <text:p text:style-name="P2"><text:span text:style-name="T1">Ans. </text:span>Basically, df reads the superblock only and trusts it completely. du reads each object and sums them up. <text:s/>du == Disk Usage. <text:s/>df == Disk Free. </text:p>
      <text:p text:style-name="P2"/>
      <text:p text:style-name="P81"><text:span text:style-name="T97">64. </text:span><text:span text:style-name="T95">Diff</text:span><text:span text:style-name="T96">e</text:span><text:span text:style-name="T95">rence between samba and nfs?</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text:span text:style-name="Strong_20_Emphasis">Protocol</text:span></text:p>
          </table:table-cell>
          <table:table-cell table:style-name="Table9.A1" office:value-type="string">
            <text:p text:style-name="Table_20_Contents">SMB/CIFS (Server Message Block/Common Internet File System) protocol</text:p>
          </table:table-cell>
          <table:table-cell table:style-name="Table9.A1" office:value-type="string">
            <text:p text:style-name="Table_20_Contents">NFS protocol (native to Unix/Linux)</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Table_20_Contents"><text:span text:style-name="Strong_20_Emphasis">Platform Compatibility</text:span></text:p>
          </table:table-cell>
          <table:table-cell table:style-name="Table5.A1" office:value-type="string">
            <text:p text:style-name="Table_20_Contents">Cross-platform (Linux, Windows, Mac)</text:p>
          </table:table-cell>
          <table:table-cell table:style-name="Table5.A1" office:value-type="string">
            <text:p text:style-name="Table_20_Contents">Primarily Unix/Linux (Windows support with additional softwar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Strong_20_Emphasis">Authentication</text:span></text:p>
          </table:table-cell>
          <table:table-cell table:style-name="Table6.A1" office:value-type="string">
            <text:p text:style-name="Table_20_Contents">User-level security (NTLM, Kerberos, Windows-style authentication)</text:p>
          </table:table-cell>
          <table:table-cell table:style-name="Table6.A1" office:value-type="string">
            <text:p text:style-name="Table_20_Contents">Unix-style authentication (UID/GID), Kerberos in NFSv4</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span text:style-name="Strong_20_Emphasis">Common Uses</text:span></text:p>
          </table:table-cell>
          <table:table-cell table:style-name="Table7.A1" office:value-type="string">
            <text:p text:style-name="Table_20_Contents">File and printer sharing in mixed environments</text:p>
          </table:table-cell>
          <table:table-cell table:style-name="Table7.A1" office:value-type="string">
            <text:p text:style-name="Table_20_Contents">File sharing within Linux/Unix environments, data centers</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Table_20_Contents"><text:span text:style-name="Strong_20_Emphasis">Port Numbers</text:span></text:p>
          </table:table-cell>
          <table:table-cell table:style-name="Table8.A1" office:value-type="string">
            <text:p text:style-name="Table_20_Contents">Uses TCP port 445 (or 139 for older versions)</text:p>
          </table:table-cell>
          <table:table-cell table:style-name="Table8.A1" office:value-type="string">
            <text:p text:style-name="Table_20_Contents">Typically uses TCP/UDP port 2049</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xt:span text:style-name="Strong_20_Emphasis">Performance</text:span></text:p>
          </table:table-cell>
          <table:table-cell table:style-name="Table10.A1" office:value-type="string">
            <text:p text:style-name="Table_20_Contents">Slower, more overhead (especially with small file operations)</text:p>
          </table:table-cell>
          <table:table-cell table:style-name="Table10.A1" office:value-type="string">
            <text:p text:style-name="Table_20_Contents">Generally faster on Unix/Linux systems (especially NFSv3/NFSv4)</text:p>
          </table:table-cell>
        </table:table-row>
      </table:table>
      <text:p text:style-name="P2"/>
      <text:p text:style-name="P3"><text:span text:style-name="T67">65. </text:span>What all commands you have used for network management ?</text:p>
      <text:p text:style-name="P47"><text:span text:style-name="T1">Ans. </text:span><text:span text:style-name="T65">Ping, netstat, arp, tracert, host, nslookup, traceroute</text:span><text:span text:style-name="T66">(</text:span>tracert are computer network diagnostic commands for displaying possible routes and measuring transit delays of packets across an Internet Protocol network<text:span text:style-name="T66">)</text:span></text:p>
      <text:p text:style-name="P2"/>
      <text:p text:style-name="P2"><text:span text:style-name="T67">66. </text:span>What is yum?</text:p>
      <text:p text:style-name="P2"><text:span text:style-name="T36">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2"><text:span text:style-name="T67">67. </text:span><text:span text:style-name="T37">What is LVM</text:span></text:p>
      <text:p text:style-name="P18">Ans. LVM stands for <text:span text:style-name="T119">Logical</text:span> Volume Management. <text:span text:style-name="T13">LVM allows for very flexible disk space management. It provides features like the ability to add disk space to a logical volume and its filesystem while that filesystem is mounted and active and it allows for the collection of multiple physical hard drives and partitions into a single volume group which can then be divided into logical volumes.</text:span></text:p>
      <text:p text:style-name="P18"/>
      <text:p text:style-name="P33"><text:span text:style-name="T67">68. </text:span><text:span text:style-name="T100">Explain the purpose of the ss command in networking.<text:line-break/>Ans. ss (socket statistics) is a command-line utility to investigate sockets, network connections, and multicast groups. It provides detailed information about TCP, UDP, and Unix domain sockets.</text:span></text:p>
      <text:p text:style-name="P34"/>
      <text:p text:style-name="P48"><text:bookmark text:name="4-what-is-the-difference-between-ldap-and-active-directory"/><text:span text:style-name="T33">69. </text:span>What is the difference between LDAP and Active Directory?<text:line-break/><text:span text:style-name="T38">Ans: </text:span><text:span text:style-name="T32">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p text:style-name="P68"><text:bookmark text:name="forest-trees-domain-mean"/><text:soft-page-break/><text:span text:style-name="T16">70. </text:span><text:span text:style-name="T17">How does NFS work?<text:line-break/>NFS uses a client-server architecture. The server exports directories, and clients mount them. NFS uses Remote Procedure Calls (RPC) for communication.</text:span></text:p>
      <text:p text:style-name="P68"><text:span text:style-name="T17"/></text:p>
      <text:p text:style-name="P69"><text:span text:style-name="T18">71. </text:span><text:span text:style-name="T17">What is NFS (Network File System)?<text:line-break/>NFS is a distributed file system protocol that allows remote clients to access file systems on a server over a network as if they were locally mounted.</text:span></text:p>
      <text:p text:style-name="P69"><text:span text:style-name="T17"/></text:p>
      <text:p text:style-name="P69"><text:span text:style-name="T18">72. </text:span><text:span text:style-name="T19">What do you know about proxy servers ?<text:line-break/></text:span><text:span text:style-name="T20">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69"><text:span text:style-name="T20"/></text:p>
      <text:p text:style-name="P49"><text:bookmark text:name="work-group-vs-domain"/><text:span text:style-name="T68">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52"><text:bookmark text:name="lightweight-directory-access-protocol"/><text:span text:style-name="T68">74. </text:span>What can you tell us about the light – weight directory access protocol ?<text:line-break/><text:span text:style-name="T70">Ans. </text:span><text:span text:style-name="T69">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0"> </text:span></text:p>
      <text:p text:style-name="P53"><text:bookmark text:name="23-what-is-ip-spoofing-and-what-can-we-do-to-prevent-it"/><text:span text:style-name="T68">75. </text:span><text:span text:style-name="T69">Explain File types in linux<text:line-break/>Ans. Common file types include regular files, directories, symbolic links, device files, named pipes (FIFOs), sockets, and special files.</text:span></text:p>
      <text:p text:style-name="P49"><text:bookmark text:name="38-what-do-you-know-about-https-and-what-port-does-it-use"/><text:span text:style-name="T68">76. </text:span>What do you know about HTTPS and what port does it use ?<text:line-break/>The HTTPS uses the SSL certificates so as to confirm that the server you are connecting is the one that it says . the HTTPS traffic goes over the TCP port 443.</text:p>
      <text:p text:style-name="P72"><text:bookmark text:name="telnet"/><text:span text:style-name="T21">78. </text:span><text:span text:style-name="T20">What is Telnet ?<text:line-break/>It allows the admin to connect to the remote devices. in case telnet transfers data in the form of text. on a remote host, telnet provides access to a command-line interface because of some of the security concerns </text:span></text:p>
      <text:p text:style-name="P77"><text:span text:style-name="T89">79. </text:span><text:span text:style-name="T90">R</text:span><text:span text:style-name="T87">unning these commands as root a good or bad idea? <text:line-break/>Running (everything) as root is bad due to two major issues. The first is </text:span><text:span text:style-name="Emphasis"><text:span text:style-name="T87">risk</text:span></text:span><text:span text:style-name="T87">. Nothing prevents you from making a careless mistake when you are logged in as </text:span><text:span text:style-name="Strong_20_Emphasis"><text:span text:style-name="T87">root</text:span></text:span><text:span text:style-name="T87">. If you try to change the system in a potentially harmful way, you need to use </text:span><text:span text:style-name="Strong_20_Emphasis"><text:span text:style-name="T87">sudo</text:span></text:span><text:span text:style-name="T87">, which introduces a pause (while you’re entering the password) to ensure that you aren’t about to make a mistake. The second reason is </text:span><text:span text:style-name="Emphasis"><text:span text:style-name="T87">security</text:span></text:span><text:span text:style-name="T87">. Systems are harder to hack if you don’t know the admin user’s login information. Having access to root means you already have one half of the working set of admin credentials.</text:span></text:p>
      <text:p text:style-name="P78"><text:soft-page-break/><text:span text:style-name="Strong_20_Emphasis"><text:span text:style-name="T89">80. </text:span></text:span><text:span text:style-name="T87">What is RAID? What is RAID 0, RAID 1, RAID 5, RAID 6, and RAID 10? <text:line-break/>A RAID (Redundant Array of Inexpensive Disks) is a technology used to increase the performance and/or reliability of data storage. The RAID levels are:</text:span></text:p>
      <text:list text:style-name="L2">
        <text:list-item>
          <text:p text:style-name="P84">RAID 0: Also known as disk striping, which is a technique that breaks up a file, and spreads the data across all of the disk drives in a RAID group. </text:p>
        </text:list-item>
        <text:list-item>
          <text:p text:style-name="P83"><text:span text:style-name="T87">RAID 1: A popular disk subsystem that increases safety by writing the same data on two drives. Called </text:span><text:span text:style-name="Emphasis"><text:span text:style-name="T87">mirroring</text:span></text:span><text:span text:style-name="T87">, RAID1 does not increase write performance, but read performance may increase up to the sum of each disks’ performance. Also, if one drive fails, the second drive is used, and the failed drive is manually replaced. </text:span></text:p>
        </text:list-item>
        <text:list-item>
          <text:p text:style-name="P85">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85">RAID 6: Similar to RAID 5, but uses double parity for extra protection. Needs at least 4 disks. Can survive two disk failures without data loss. Slower writes due to double parity calculations.</text:p>
        </text:list-item>
        <text:list-item>
          <text:p text:style-name="P86">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58"><text:s/>8<text:span text:style-name="T71">1</text:span>. How do you check the error messages while the server is booting up? </text:p>
      <text:p text:style-name="P60">Kernel messages are always stored in the kmsg buffer, visible via the dmesg command.</text:p>
      <text:p text:style-name="P59">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59"/>
      <text:p text:style-name="P80"><text:span text:style-name="T89">8</text:span><text:span text:style-name="T91">2</text:span><text:span text:style-name="T89">.</text:span><text:span text:style-name="T87"> How do you change kernel parameters? What kernel options might you need to tune? <text:line-break/>To set the kernel parameters in Unix-like systems, first edit the file </text:span><text:span text:style-name="Strong_20_Emphasis"><text:span text:style-name="T87">/etc/sysctl.conf</text:span></text:span><text:span text:style-name="T87">. After making the changes, save the file and run the </text:span><text:span text:style-name="Strong_20_Emphasis"><text:span text:style-name="T87">sysctl -p</text:span></text:span><text:span text:style-name="T87"> command. This command makes the changes permanent without rebooting the machine</text:span></text:p>
      <text:p text:style-name="P79"><text:span text:style-name="T89">8</text:span><text:span text:style-name="T91">3</text:span><text:span text:style-name="T89">.</text:span><text:span text:style-name="T87"> Explain the </text:span><text:span text:style-name="Strong_20_Emphasis"><text:span text:style-name="T87">/proc</text:span></text:span><text:span text:style-name="T87"> filesystem. <text:line-break/>The </text:span><text:span text:style-name="Strong_20_Emphasis"><text:span text:style-name="T87">/proc</text:span></text:span><text:span text:style-name="T87"> filesystem contains virtual files, it is called the </text:span><text:span text:style-name="Emphasis"><text:span text:style-name="T87">virtual file system</text:span></text:span><text:span text:style-name="T87">, and provides detailed information about the kernel, hardware, and running processes. </text:span><text:span text:style-name="T92">T</text:span><text:span text:style-name="T87">hese virtual files have unique qualities. Most of them are listed as zero bytes in size. Virtual files such as </text:span><text:span text:style-name="Strong_20_Emphasis"><text:span text:style-name="T87">/proc/interrupts</text:span></text:span><text:span text:style-name="T87">, </text:span><text:span text:style-name="Strong_20_Emphasis"><text:span text:style-name="T87">/proc/meminfo</text:span></text:span><text:span text:style-name="T87">, </text:span><text:span text:style-name="Strong_20_Emphasis"><text:span text:style-name="T87">/proc/mounts</text:span></text:span><text:span text:style-name="T87"> and </text:span><text:span text:style-name="Strong_20_Emphasis"><text:span text:style-name="T87">/proc/partitions</text:span></text:span><text:span text:style-name="T87"> provide an up-to-the-moment glimpse of the system’s hardware. </text:span></text:p>
      <text:p text:style-name="P79"><text:span text:style-name="T89">8</text:span><text:span text:style-name="T91">4</text:span><text:span text:style-name="T87"> How does </text:span><text:span text:style-name="Strong_20_Emphasis"><text:span text:style-name="T87">tracert</text:span></text:span><text:span text:style-name="T87"> work and what protocol does it use? <text:line-break/>The command </text:span><text:span text:style-name="Strong_20_Emphasis"><text:span text:style-name="T87">tracert</text:span></text:span><text:span text:style-name="T87">—or </text:span><text:span text:style-name="Strong_20_Emphasis"><text:span text:style-name="T87">traceroute</text:span></text:span><text:span text:style-name="T87">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87">ping</text:span></text:span><text:span text:style-name="T87"> your </text:span><text:soft-page-break/><text:span text:style-name="T87">final destination, a </text:span><text:span text:style-name="Strong_20_Emphasis"><text:span text:style-name="T87">tracert</text:span></text:span><text:span text:style-name="T87"> can help in that you can tell exactly where the chain of connections stops.</text:span></text:p>
      <text:p text:style-name="P70"><text:span text:style-name="T20"><text:s text:c="2"/>8</text:span><text:span text:style-name="T30">5</text:span><text:span text:style-name="T20">. Which port is used for the ping command?</text:span></text:p>
      <text:p text:style-name="P61">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73"><text:span text:style-name="T21"><text:line-break/>86</text:span><text:span text:style-name="T20">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6"><text:span text:style-name="T20">87. </text:span><text:span text:style-name="T31">Directory structure in linux?</text:span><text:span text:style-name="T20"><text:line-break/></text:span><text:span text:style-name="T24">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67"><text:span text:style-name="T20">88.</text:span><text:span text:style-name="T27">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41"><text:soft-page-break/><text:span text:style-name="T99">89.</text:span>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74"><text:span text:style-name="T24">90. </text:span><text:span text:style-name="T25">Explain Boot process in Linux?<text:line-break/></text:span><text:span text:style-name="T26">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75"><text:span text:style-name="T22"><text:s/>9</text:span><text:span text:style-name="T23">1. </text:span><text:span text:style-name="T27">How do you find the process ID (PID) of a running process?<text:line-break/> ps -e | grep -i &lt;process_1&gt; </text:span></text:p>
      <text:p text:style-name="P62">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span text:style-name="T86"/></text:p>
      <text:p text:style-name="P62">93. How do I check the SELinux policy status?<text:line-break/>Use the getenforce command to see the current mode (enforcing, permissive, disabled).</text:p>
      <text:p text:style-name="P62">9<text:span text:style-name="T81">4</text:span>. How can I view the security context (user:role:type) of a file?<text:line-break/>Use the ls -Z command to see the security context along with file permissions.</text:p>
      <text:p text:style-name="P62">9<text:span text:style-name="T81">5</text:span>. Is it safe to disable SELinux?<text:line-break/>Disabling SELinux removes its security benefits. It's generally not recommended unless absolutely necessary, and even then, proceed with caution and a thorough understanding of the risks.</text:p>
      <text:p text:style-name="P45">9<text:span text:style-name="T81">6</text:span>. <text:s/>What is CIFS?<text:line-break/>Used by Windows: It is the protocol Windows uses to share files between computers.</text:p>
      <text:p text:style-name="P45">Cross-platform support: Samba allows Linux systems to communicate with Windows systems using CIFS.</text:p>
      <text:p text:style-name="P45"><text:span text:style-name="T82">97</text:span>. Explain the role of the init process in Linux.<text:tab/><text:line-break/>Ans. The init process is the ancestor of all processes in a Linux system. It's the first process <text:soft-page-break/>that gets executed during the system boot and has the process ID (PID) of 1. It initializes the system, starts other processes, and manages the system's runtime.</text:p>
      <text:p text:style-name="P45"><text:span text:style-name="T82">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45"><text:span text:style-name="T82">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45"><text:span text:style-name="T82">100</text:span>. How do you create a symbolic link in Linux?<text:line-break/>Ans. Use the ln -s command. For example: ln -s /path/to/target /path/to/symlink</text:p>
      <text:p text:style-name="P45"><text:span text:style-name="T82">101</text:span>. Explain the significance of the /etc/resolv.conf file.<text:line-break/>Ans. /etc/resolv.conf contains configuration information for domain name resolution. It specifies the DNS servers that the system should use for domain name resolution.</text:p>
      <text:p text:style-name="P45"><text:span text:style-name="T82">102</text:span>. What is the purpose of the /etc/hosts file?<text:line-break/>Ans. The /etc/hosts file is used for hostname resolution. It maps IP addresses to hostnames. it's useful for local network configurations.</text:p>
      <text:p text:style-name="P45">1<text:span text:style-name="T82">03</text:span>. What is the purpose of the sudo command, and how is it configured?<text:line-break/>Ans. The sudo command allows a permitted user to execute a command as the superuser or another user. It's configured in the /etc/sudoers file using the visudo command.</text:p>
      <text:p text:style-name="P46">1<text:span text:style-name="T82">04</text:span>.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 <text:line-break/></text:p>
      <text:p text:style-name="P46"><text:span text:style-name="T82">105</text:span>. How do you change the default shell for a user in Linux?<text:line-break/>Ans. Use the chsh command. For example: chsh -s /bin/bash username</text:p>
      <text:p text:style-name="P45">1<text:span text:style-name="T82">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45">1<text:span text:style-name="T82">07</text:span>. What is the purpose of the dd command, and how is it used?<text:line-break/>Ans. The dd command is used for low-level copying and conversion of files. It can be used to create disk images, copy data, and more.</text:p>
      <text:p text:style-name="P45"><text:soft-page-break/>1<text:span text:style-name="T82">08</text:span>. How do you extend an existing file system in Linux?<text:line-break/>Ans. Use the resize2fs command to extend the file system after resizing the underlying partition using tools like fdisk or parted.</text:p>
      <text:p text:style-name="P45"><text:span text:style-name="T82">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45"><text:span text:style-name="T82">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45"><text:span text:style-name="T82">111</text:span>. Explain how to configure a network interface using the ip command.<text:line-break/>Ans. Use the ip command with ip addr add and ip link set options to configure a network interface. For example: ip addr add 192.168.1.2/24 dev eth0</text:p>
      <text:p text:style-name="P45"><text:span text:style-name="T82">112</text:span>. What is the purpose of the /etc/network/interfaces file?<text:line-break/>Ans. On Debian-based systems, /etc/network/interfaces is used to configure network interfaces, specifying details like IP addresses, gateways, and more.</text:p>
      <text:p text:style-name="P45"><text:span text:style-name="T83">113</text:span>. Discuss the importance of the /etc/sudoers file.<text:line-break/>Ans. /etc/sudoers defines which users or groups can run specific commands as the superuser. It's critical for managing elevated privileges.</text:p>
      <text:p text:style-name="P45"><text:span text:style-name="T83">114</text:span>. How do you secure SSH access to a Linux server?<text:line-break/>Ans. Configure SSH to use key-based authentication, disable password authentication, change the default SSH port, and use tools like fail2ban to protect against brute-force attacks.</text:p>
      <text:p text:style-name="P45"><text:span text:style-name="T84">115</text:span>. Explain the purpose of the sshd_config file.<text:line-break/>Ans. /etc/ssh/sshd_config is the configuration file for the OpenSSH server. It contains settings for authentication methods, allowed users, and other server parameters.</text:p>
      <text:p text:style-name="P45"><text:span text:style-name="T84">116</text:span>. How can you check for listening ports on a Linux system?<text:line-break/>Ans. Use the netstat or ss command to list open ports. For example: netstat -tuln or ss -tuln</text:p>
      <text:p text:style-name="P45"><text:span text:style-name="T84">117</text:span>. How can you encrypt a file or directory in Linux?<text:line-break/>Ans. Use tools like gpg (GNU Privacy Guard) for file encryption or encfs for creating an encrypted filesystem.</text:p>
      <text:p text:style-name="P45"><text:span text:style-name="T84">118</text:span>. How do you debug a shell script in Linux?<text:line-break/>Ans. Use set -x to enable debugging mode, insert echo statements, or use tools like bash -x script.sh. Debugging tools like bashdb can also be helpful.</text:p>
      <text:p text:style-name="P45"><text:span text:style-name="T85">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45"><text:soft-page-break/><text:span text:style-name="T85">120</text:span>. How do you uninstall a package and its dependencies in Linux?<text:line-break/>Ans. Use the apt remove or yum remove command followed by the package name to uninstall a package and its dependencies.</text:p>
      <text:p text:style-name="P45"><text:span text:style-name="T85">121</text:span>. What is the purpose of the yum history command?<text:line-break/>Ans. yum history displays a history of yum transactions, allowing users to view, undo, or redo package installations and removals.</text:p>
      <text:p text:style-name="P45"><text:span text:style-name="T85">122</text:span>. How can you clean up package cache in Linux?<text:line-break/>Ans. Use apt clean (for apt) or yum clean all (for yum) to clean up package cache and free up disk space.</text:p>
      <text:p text:style-name="P45"><text:span text:style-name="T85">123</text:span>. Discuss the differences between nice and renice commands.<text:line-break/>Ans. nice is used to launch a process with a specified priority, while renice changes the priority of an already running process.</text:p>
      <text:p text:style-name="P45"><text:span text:style-name="T85">125</text:span>. How can you use the sar command for system monitoring?<text:line-break/>Ans. The sar command collects, reports, or saves system activity information. It provides historical data on system performance, CPU usage, memory, and more.</text:p>
      <text:p text:style-name="P45"><text:span text:style-name="T85">126</text:span>. Explain the purpose of the /proc/interrupts file.<text:line-break/>Ans. /proc/interrupts displays information about the interrupts serviced by the system. It helps identify hardware-related performance issues.</text:p>
      <text:p text:style-name="P45"><text:span text:style-name="T85">128</text:span>. Explain how to change the default runlevel in Linux.<text:line-break/>Ans. Edit /etc/inittab (SysV init) or use the systemctl set-default command (systemd) to change the default runlevel.</text:p>
      <text:p text:style-name="P45"><text:span text:style-name="T85">129</text:span>. How do you disable a service from starting at boot in systemd?<text:line-break/>Ans. Use the systemctl disable command, specifying the service unit. For example: systemctl disable servicename.service</text:p>
      <text:p text:style-name="P45"><text:span text:style-name="T85">130</text:span>. Discuss the importance of the /etc/rc.local file in the boot process.<text:line-break/>Ans. It allows users to run custom commands or scripts during boot process.</text:p>
      <text:p text:style-name="P45"><text:span text:style-name="T85">131</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76"><text:span text:style-name="T28">132</text:span><text:span text:style-name="T29">.</text:span><text:span text:style-name="T27">How do you create a logical volume in LVM?<text:line-break/>A: To create a logical volume in LVM, follow these steps:<text:line-break/>Create physical volumes using pvcreate.<text:line-break/>Create a volume group using vgcreate.<text:line-break/>Create a logical volume using lvcreate.</text:span></text:p>
      <text:p text:style-name="P43"><text:span text:style-name="T99">1</text:span><text:span text:style-name="T107">3</text:span><text:span text:style-name="T99">3</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43"><text:soft-page-break/><text:span text:style-name="T99">1</text:span><text:span text:style-name="T107">3</text:span><text:span text:style-name="T99">4</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43"><text:span text:style-name="T99">1</text:span><text:span text:style-name="T107">3</text:span><text:span text:style-name="T99">5</text:span><text:span text:style-name="T100">: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44"><text:span text:style-name="T99">1</text:span><text:span text:style-name="T115">36</text:span>:<text:span text:style-name="T100"> Difference between centos </text:span><text:span text:style-name="T116">6, </text:span><text:span text:style-name="T100">7, 8, and 9?</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3">Feature</text:p>
          </table:table-cell>
          <table:table-cell table:style-name="Table4.B1" office:value-type="string">
            <text:p text:style-name="P63">RHEL 6</text:p>
          </table:table-cell>
          <table:table-cell table:style-name="Table4.B1" office:value-type="string">
            <text:p text:style-name="P63">RHEL 7</text:p>
          </table:table-cell>
          <table:table-cell table:style-name="Table4.B1" office:value-type="string">
            <text:p text:style-name="P63">RHEL 8 &amp; 9</text:p>
          </table:table-cell>
        </table:table-row>
        <table:table-row>
          <table:table-cell table:style-name="Table4.A2" office:value-type="string">
            <text:p text:style-name="P64">Os version</text:p>
          </table:table-cell>
          <table:table-cell table:style-name="Table4.B2" office:value-type="string">
            <text:p text:style-name="P65">2.6</text:p>
          </table:table-cell>
          <table:table-cell table:style-name="Table4.B2" office:value-type="string">
            <text:p text:style-name="P65">3.10</text:p>
          </table:table-cell>
          <table:table-cell table:style-name="Table4.B2" office:value-type="string">
            <text:p text:style-name="P65">4.18 <text:span text:style-name="T98">&amp; 5.14</text:span></text:p>
          </table:table-cell>
        </table:table-row>
        <table:table-row>
          <table:table-cell table:style-name="Table4.A2" office:value-type="string">
            <text:p text:style-name="P63">Default file system</text:p>
          </table:table-cell>
          <table:table-cell table:style-name="Table4.B2" office:value-type="string">
            <text:p text:style-name="P63">ext4</text:p>
          </table:table-cell>
          <table:table-cell table:style-name="Table4.B2" office:value-type="string">
            <text:p text:style-name="P63">XFS</text:p>
          </table:table-cell>
          <table:table-cell table:style-name="Table4.B2" office:value-type="string">
            <text:p text:style-name="P63">XFS</text:p>
          </table:table-cell>
        </table:table-row>
        <table:table-row>
          <table:table-cell table:style-name="Table4.A2" office:value-type="string">
            <text:p text:style-name="P63">Software Repositories</text:p>
          </table:table-cell>
          <table:table-cell table:style-name="Table4.B2" office:value-type="string">
            <text:p text:style-name="P63">Yum</text:p>
          </table:table-cell>
          <table:table-cell table:style-name="Table4.B2" office:value-type="string">
            <text:p text:style-name="P63">YUM </text:p>
          </table:table-cell>
          <table:table-cell table:style-name="Table4.B2" office:value-type="string">
            <text:p text:style-name="P63">DNF </text:p>
          </table:table-cell>
        </table:table-row>
        <table:table-row>
          <table:table-cell table:style-name="Table4.A2" office:value-type="string">
            <text:p text:style-name="P63">Firewalls</text:p>
          </table:table-cell>
          <table:table-cell table:style-name="Table4.B2" office:value-type="string">
            <text:p text:style-name="P63">iptables</text:p>
          </table:table-cell>
          <table:table-cell table:style-name="Table4.B2" office:value-type="string">
            <text:p text:style-name="P63">firewalld</text:p>
          </table:table-cell>
          <table:table-cell table:style-name="Table4.B2" office:value-type="string">
            <text:p text:style-name="P63">nftables. </text:p>
          </table:table-cell>
        </table:table-row>
        <table:table-row>
          <table:table-cell table:style-name="Table4.A2" office:value-type="string">
            <text:p text:style-name="P63">Virtualization</text:p>
          </table:table-cell>
          <table:table-cell table:style-name="Table4.B2" office:value-type="string">
            <text:p text:style-name="P63">KVM </text:p>
          </table:table-cell>
          <table:table-cell table:style-name="Table4.B2" office:value-type="string">
            <text:p text:style-name="P63">Docker </text:p>
          </table:table-cell>
          <table:table-cell table:style-name="Table4.B2" office:value-type="string">
            <text:p text:style-name="P63">Podman</text:p>
          </table:table-cell>
        </table:table-row>
        <table:table-row table:style-name="Table4.7">
          <table:table-cell table:style-name="Table4.A2" office:value-type="string">
            <text:p text:style-name="P63">File System Check<text:line-break/></text:p>
          </table:table-cell>
          <table:table-cell table:style-name="Table4.B2" office:value-type="string">
            <text:p text:style-name="P63"><text:s text:c="13"/>e2fsck</text:p>
          </table:table-cell>
          <table:table-cell table:style-name="Table4.B2" office:value-type="string">
            <text:p text:style-name="P63">xfs_repair</text:p>
          </table:table-cell>
          <table:table-cell table:style-name="Table4.B2" office:value-type="string">
            <text:p text:style-name="P63">xfs_repair</text:p>
          </table:table-cell>
        </table:table-row>
        <table:table-row table:style-name="Table4.7">
          <table:table-cell table:style-name="Table4.A2" office:value-type="string">
            <text:p text:style-name="P63">Enable Service on Boot</text:p>
          </table:table-cell>
          <table:table-cell table:style-name="Table4.B2" office:value-type="string">
            <text:p text:style-name="P63"><text:s text:c="12"/>chkconfig</text:p>
          </table:table-cell>
          <table:table-cell table:style-name="Table4.B2" office:value-type="string">
            <text:p text:style-name="P63">systemctl command</text:p>
          </table:table-cell>
          <table:table-cell table:style-name="Table4.B2" office:value-type="string">
            <text:p text:style-name="P63">systemctl command</text:p>
          </table:table-cell>
        </table:table-row>
      </table:table>
      <text:list text:style-name="L1">
        <text:list-header>
          <text:p text:style-name="P87">Scenario Based Questions </text:p>
        </text:list-header>
        <text:list-item>
          <text:p text:style-name="P88">Why can't /etc/passwd and /etc/shadow files be merged into one file?<text:line-break/> <text:s text:c="2"/>- Merging them would expose hashed passwords to applications, increasing security risks. /etc/passwd is readable by all users, while /etc/shadow is only accessible by the root user.</text:p>
        </text:list-item>
        <text:list-item>
          <text:p text:style-name="P88">How to list all the open files by a particular PID?<text:line-break/> <text:s text:c="2"/>- Use the command: lsof -p PID`.</text:p>
        </text:list-item>
        <text:list-item>
          <text:p text:style-name="P88">What are the reasons we are unable to unmount the file system?<text:line-break/> <text:s text:c="2"/>- You might be in the same directory, other users are accessing files, or some files are open in that directory.</text:p>
        </text:list-item>
        <text:list-item>
          <text:p text:style-name="P88"><text:soft-page-break/>What could be the reason if a server takes more time after reboot?<text:line-break/> <text:s text:c="2"/>- The file system might be corrupt, or it could be using an older version without journaling features.</text:p>
        </text:list-item>
        <text:list-item>
          <text:p text:style-name="P88">Why are we getting a permission denied alert when trying to create a file under any partition?<text:line-break/> <text:s text:c="2"/>- The issue is related to running out of inodes, not user permissions or disk space. Check with the command `df -i`.</text:p>
        </text:list-item>
        <text:list-item>
          <text:p text:style-name="P88">How to check the kernel routing table information?<text:line-break/> <text:s text:c="2"/>- Use one of the following commands: `route -n`, `netstat -rn`, or `ip route`.</text:p>
        </text:list-item>
        <text:list-item>
          <text:p text:style-name="P89">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p>
        </text:list-item>
        <text:list-item>
          <text:p text:style-name="P97"><text:span text:style-name="Strong_20_Emphasis"><text:span text:style-name="T88">Which file specifies the default gateway?<text:line-break/></text:span></text:span><text:span text:style-name="Source_20_Text"><text:span text:style-name="T88">/etc/sysconfig/network</text:span></text:span><text:span text:style-name="T88">, specifically the </text:span><text:span text:style-name="Source_20_Text"><text:span text:style-name="T88">ifcfg</text:span></text:span><text:span text:style-name="T88"> file.</text:span></text:p>
        </text:list-item>
        <text:list-item>
          <text:p text:style-name="P98"><text:span text:style-name="Strong_20_Emphasis"><text:span text:style-name="T88">How to switch between two run levels in RHEL7?<text:line-break/></text:span></text:span><text:span text:style-name="T88">Use </text:span><text:span text:style-name="Source_20_Text"><text:span text:style-name="T88">systemctl isolate &lt;runlevel&gt;.target</text:span></text:span><text:span text:style-name="T88"> and </text:span><text:span text:style-name="Source_20_Text"><text:span text:style-name="T88">systemctl set-default &lt;runlevel&gt;.target</text:span></text:span><text:span text:style-name="T88">.</text:span></text:p>
        </text:list-item>
        <text:list-item>
          <text:p text:style-name="P98"><text:span text:style-name="Strong_20_Emphasis"><text:span text:style-name="T88">What is NFS?<text:line-break/></text:span></text:span><text:span text:style-name="T88">Network File System; common port is 2049.</text:span></text:p>
        </text:list-item>
        <text:list-item>
          <text:p text:style-name="P98"><text:span text:style-name="Strong_20_Emphasis"><text:span text:style-name="T88">How to configure NFS?<text:line-break/></text:span></text:span><text:span text:style-name="T88">Install NFS util, create a directory, edit </text:span><text:span text:style-name="Source_20_Text"><text:span text:style-name="T88">/etc/exports</text:span></text:span><text:span text:style-name="T88">, restart services.</text:span></text:p>
        </text:list-item>
        <text:list-item>
          <text:p text:style-name="P98"><text:span text:style-name="Strong_20_Emphasis"><text:span text:style-name="T88">What is the nice value?<text:line-break/></text:span></text:span><text:span text:style-name="T88">It defines the priority of a process, ranges from -20 (high priority) to 19 (low priority).<text:line-break/>nice -n 5 &lt;command&gt; </text:span></text:p>
        </text:list-item>
        <text:list-item>
          <text:p text:style-name="P98"><text:span text:style-name="Strong_20_Emphasis"><text:span text:style-name="T88">Difference between FTP and TFTP?<text:line-break/></text:span></text:span><text:span text:style-name="T88">FTP is more complex, uses TCP (ports 20/21); TFTP uses UDP (port 69) and has no authentication.</text:span></text:p>
        </text:list-item>
        <text:list-item>
          <text:p text:style-name="P98"><text:span text:style-name="Strong_20_Emphasis"><text:span text:style-name="T88">How to extend the file system in Linux?<text:line-break/></text:span></text:span><text:span text:style-name="T88">Use LVM, command: <text:line-break/></text:span><text:span text:style-name="Source_20_Text"><text:span text:style-name="T88">lvextend -L +1G &lt;lv_path&gt;<text:line-break/>resize2fs &lt;lv_path&gt;</text:span></text:span></text:p>
        </text:list-item>
        <text:list-item>
          <text:p text:style-name="P98"><text:span text:style-name="Strong_20_Emphasis"><text:span text:style-name="T88">What is rsync?<text:line-break/></text:span></text:span><text:span text:style-name="T88">A command for syncing files; syntax: </text:span><text:span text:style-name="Source_20_Text"><text:span text:style-name="T88">rsync -rv source destination</text:span></text:span><text:span text:style-name="T88">.</text:span></text:p>
        </text:list-item>
        <text:list-item>
          <text:p text:style-name="P99"><text:span text:style-name="Strong_20_Emphasis"><text:span text:style-name="T88">How to reduce the file system in Linux?<text:line-break/>Check size by df -h<text:line-break/>unmount lv<text:line-break/>organize the data: e2fsck -f /dev/sda<text:line-break/>now reduce: lvreduce -L -200M /dev/sda<text:line-break/></text:span></text:span><text:soft-page-break/><text:span text:style-name="Strong_20_Emphasis"><text:span text:style-name="T88">update the filesystem: resize2fs /dev/sda </text:span></text:span><text:span text:style-name="Strong_20_Emphasis"><text:span text:style-name="T93"><text:line-break/></text:span></text:span><text:span text:style-name="Strong_20_Emphasis"><text:span text:style-name="T88">now verify: df -h<text:line-break/><text:line-break/>total size is 500<text:line-break/>after -200M the size remaining will be 300M<text:line-break/></text:span></text:span><text:span text:style-name="Source_20_Text"><text:span text:style-name="T88">lvreduce</text:span></text:span><text:span text:style-name="T88">, cannot be done online.</text:span></text:p>
        </text:list-item>
        <text:list-item>
          <text:p text:style-name="P98"><text:span text:style-name="Strong_20_Emphasis"><text:span text:style-name="T88">What does uptime command show?<text:line-break/></text:span></text:span><text:span text:style-name="T88">It shows load average for 1, 5, and 15 minutes.</text:span></text:p>
        </text:list-item>
        <text:list-item>
          <text:p text:style-name="P98"><text:span text:style-name="Strong_20_Emphasis"><text:span text:style-name="T88">How to scan for new disks?</text:span></text:span><text:span text:style-name="T88"><text:line-break/></text:span><text:span text:style-name="Source_20_Text"><text:span text:style-name="T88">echo “---” /sys/class/scsi_host/host0,host1/scan</text:span></text:span></text:p>
        </text:list-item>
        <text:list-item>
          <text:p text:style-name="P98"><text:span text:style-name="Strong_20_Emphasis"><text:span text:style-name="T88">How many fields in /etc/fstab?</text:span></text:span><text:span text:style-name="T88"><text:line-break/>Six fields: device name, mount point, filesystem type, mount options, dump, fsck order.</text:span></text:p>
        </text:list-item>
        <text:list-item>
          <text:p text:style-name="P98"><text:span text:style-name="Strong_20_Emphasis"><text:span text:style-name="T88">Difference between soft link and hard link?</text:span></text:span><text:span text:style-name="T88"><text:line-break/>Soft link is a shortcut file; inode number are different; <text:line-break/>hard link is a backup file; same inode numbers.</text:span></text:p>
        </text:list-item>
        <text:list-item>
          <text:p text:style-name="P98"><text:span text:style-name="Strong_20_Emphasis"><text:span text:style-name="T88">How to create soft and hard links?</text:span></text:span><text:span text:style-name="T88"><text:line-break/>Soft link: </text:span><text:span text:style-name="Source_20_Text"><text:span text:style-name="T88">ln -s source destination</text:span></text:span><text:span text:style-name="T88">; Hard link: </text:span><text:span text:style-name="Source_20_Text"><text:span text:style-name="T88">ln source destination</text:span></text:span><text:span text:style-name="T88">.</text:span></text:p>
        </text:list-item>
        <text:list-item>
          <text:p text:style-name="P98"><text:span text:style-name="Strong_20_Emphasis"><text:span text:style-name="T88">Location of NFS shared info?</text:span></text:span><text:span text:style-name="T88"><text:line-break/></text:span><text:span text:style-name="Source_20_Text"><text:span text:style-name="T88">/etc/fstab</text:span></text:span><text:span text:style-name="T88">.</text:span></text:p>
        </text:list-item>
        <text:list-item>
          <text:p text:style-name="P98"><text:span text:style-name="Strong_20_Emphasis"><text:span text:style-name="T88">How to check if a port is listening?</text:span></text:span><text:span text:style-name="T88"><text:line-break/>Use </text:span><text:span text:style-name="Source_20_Text"><text:span text:style-name="T88">netstat -anp | grep &lt;port_number&gt;</text:span></text:span><text:span text:style-name="T88">.</text:span></text:p>
        </text:list-item>
        <text:list-item>
          <text:p text:style-name="P98"><text:span text:style-name="Strong_20_Emphasis"><text:span text:style-name="T88">What is concept of journaling? What is pros and cons</text:span></text:span><text:span text:style-name="T88"><text:line-break/>It has dedicated storage in file system, where all changes are tracked when system crashes<text:line-break/>Tracks changes to reduce filesystem corruption risk.</text:span></text:p>
        </text:list-item>
        <text:list-item>
          <text:p text:style-name="P98"><text:span text:style-name="Strong_20_Emphasis"><text:span text:style-name="T88">While doing patching if one of the package is not allowing you to do patch then what will you do</text:span></text:span><text:span text:style-name="T88"><text:line-break/></text:span><text:span text:style-name="Source_20_Text"><text:span text:style-name="T88">rpm -ivh --nodeps &lt;package_name&gt;</text:span></text:span><text:span text:style-name="T88">.</text:span></text:p>
        </text:list-item>
        <text:list-item>
          <text:p text:style-name="P88">How to set line numbering in VI editor?<text:line-break/>Use command mode, type <text:line-break/>:se nu</text:p>
        </text:list-item>
        <text:list-item>
          <text:p text:style-name="P98"><text:span text:style-name="Strong_20_Emphasis"><text:span text:style-name="T88">What is the booting process of Linux?<text:line-break/>Answer</text:span></text:span><text:span text:style-name="T88">: The booting process involves BIOS → MBR → GRUB → Kernel → Init → Run Level.</text:span></text:p>
        </text:list-item>
        <text:list-item>
          <text:p text:style-name="P98"><text:span text:style-name="Strong_20_Emphasis"><text:span text:style-name="T88">What is the meaning of PCPU and JCPU in the W command?<text:line-break/>Answer</text:span></text:span><text:span text:style-name="T88">: JCPU is the total run time of all processes attached to the user terminal; PCPU is the elapsed time for current processes.</text:span></text:p>
        </text:list-item>
        <text:list-item>
          <text:p text:style-name="P98"><text:soft-page-break/><text:span text:style-name="Strong_20_Emphasis"><text:span text:style-name="T88">What is the difference between RPM and YUM?<text:line-break/>Answer</text:span></text:span><text:span text:style-name="T88">: RPM stands for Red Hat Package Manager; YUM stands for Yellowdog Updater, modifies packages.</text:span></text:p>
        </text:list-item>
        <text:list-item>
          <text:p text:style-name="P98"><text:span text:style-name="Strong_20_Emphasis"><text:span text:style-name="T88">What is ACL and how do you set it?<text:line-break/>Answer</text:span></text:span><text:span text:style-name="T88">: ACL (Access Control List) allows fine-grained access permissions for files/directories.</text:span></text:p>
        </text:list-item>
        <text:list-item>
          <text:p text:style-name="P98"><text:span text:style-name="Strong_20_Emphasis"><text:span text:style-name="T88">Can we schedule jobs in Cron every two seconds?<text:line-break/>Answer</text:span></text:span><text:span text:style-name="T88">: No, Cron only supports scheduling at a minimum interval of one minute.</text:span></text:p>
        </text:list-item>
        <text:list-item>
          <text:p text:style-name="P98"><text:span text:style-name="Strong_20_Emphasis"><text:span text:style-name="T88">How to troubleshoot an automatically rebooted server?<text:line-break/></text:span></text:span><text:span text:style-name="T88">last reboot | less<text:line-break/>/var/log/acpi<text:line-break/>/var/log/{messages,syslog,dmesg}</text:span></text:p>
        </text:list-item>
        <text:list-item>
          <text:p text:style-name="P98"><text:span text:style-name="Strong_20_Emphasis"><text:span text:style-name="T88">Which command is used to change the user password expiration limit?<text:line-break/>Answer</text:span></text:span><text:span text:style-name="T88">: </text:span><text:span text:style-name="Source_20_Text"><text:span text:style-name="T88">chage -E date &lt;username&gt;</text:span></text:span><text:span text:style-name="T88">.</text:span></text:p>
        </text:list-item>
        <text:list-item>
          <text:p text:style-name="P98"><text:span text:style-name="Strong_20_Emphasis"><text:span text:style-name="T88">How to extract a single file from a tar archive?<text:line-break/>Answer</text:span></text:span><text:span text:style-name="T88">: Use the command </text:span><text:span text:style-name="Source_20_Text"><text:span text:style-name="T88">tar -xvtf archive.tar file</text:span></text:span><text:span text:style-name="T88">.</text:span></text:p>
        </text:list-item>
        <text:list-item>
          <text:p text:style-name="P98"><text:span text:style-name="Strong_20_Emphasis"><text:span text:style-name="T88">Which command is used to see the memory status?<text:line-break/>Answer</text:span></text:span><text:span text:style-name="T88">: Use </text:span><text:span text:style-name="Source_20_Text"><text:span text:style-name="T88">free -g</text:span></text:span><text:span text:style-name="T88"> for GB or </text:span><text:span text:style-name="Source_20_Text"><text:span text:style-name="T88">free -m</text:span></text:span><text:span text:style-name="T88"> for MB.</text:span></text:p>
        </text:list-item>
        <text:list-item>
          <text:p text:style-name="P98"><text:span text:style-name="Strong_20_Emphasis"><text:span text:style-name="T88">Which command is used to see the architecture of a Linux server?<text:line-break/>Answer</text:span></text:span><text:span text:style-name="T88">: Use </text:span><text:span text:style-name="Source_20_Text"><text:span text:style-name="T88">uname -a</text:span></text:span><text:span text:style-name="T88"> to check the architecture.</text:span></text:p>
        </text:list-item>
        <text:list-item>
          <text:p text:style-name="P88">What is a find command?<text:line-break/>Used to locate files in Linux.</text:p>
        </text:list-item>
        <text:list-item>
          <text:p text:style-name="P88">How to search text in multiple files?<text:line-break/>find / -type f -name “*.logs” -exec grep ‘error’ {}\; </text:p>
        </text:list-item>
        <text:list-item>
          <text:p text:style-name="P88">What are a, m, c times?<text:line-break/>a: Access time, It is updated when file is accessed<text:line-break/>m: Modification time, It is updated when file contents are changed<text:line-break/>c: Change time. It is updated when file ownership or access permission are changed.</text:p>
        </text:list-item>
        <text:list-item>
          <text:p text:style-name="P88">How to delete logs older than 30 days?<text:line-break/>find / -name “*.log” <text:s/>-mtime +30 -exec rm -rf {}\;</text:p>
        </text:list-item>
        <text:list-item>
          <text:p text:style-name="P88">How to remove duplicate packages?<text:line-break/>package-cleanup –dupes.</text:p>
        </text:list-item>
        <text:list-item>
          <text:p text:style-name="P88">Why no output for ls -l?<text:line-break/>Possible disk issues or command not found.<text:line-break/>Install coreutil package (if command not found)<text:line-break/>OR<text:line-break/><text:soft-page-break/>umount /dev/sda1 (unmount file system and do fsck)<text:line-break/>fsck -p /dev/sda1</text:p>
        </text:list-item>
        <text:list-item>
          <text:p text:style-name="P88">Which file changes default run level?<text:line-break/>/etc/inittab.</text:p>
        </text:list-item>
        <text:list-item>
          <text:p text:style-name="P88">Difference between yum update and upgrade?<text:line-break/>yum update <text:s/>yum upgrade <text:s/>updates all packages to their latest versions. In short, yum update <text:s/>updates specific packages and yum upgrade <text:s/>updates the entire system.</text:p>
        </text:list-item>
        <text:list-item>
          <text:p text:style-name="P88">how to downgrade a package<text:line-break/>yum history list all<text:line-break/>yum history info &lt;transaction-id&gt;<text:line-break/>yum history undo 8</text:p>
        </text:list-item>
        <text:list-item>
          <text:p text:style-name="P88">How to list directories inside a directory using the find command?<text:line-break/>Command 1: ls -D */<text:line-break/>Lists all directories in the current directory.<text:line-break/>Command 2: find . -maxdepth 1 -type d<text:line-break/>This command finds all directories at the specified depth (1) in the current directory.</text:p>
        </text:list-item>
        <text:list-item>
          <text:p text:style-name="P88">What is the difference between an archive and a compressed file?<text:line-break/>Archive File (e.g., .tar):Combines multiple files into a single file without reducing size.<text:line-break/>Then compressed the File (e.g., .gz) which will reduce the size of the files using compression algorithms. It saves disk space.</text:p>
        </text:list-item>
        <text:list-item>
          <text:p text:style-name="P88">A normal user is trying to telnet to another server but is getting a timeout error. What could be the reason?<text:line-break/>The telnet server daemon may not be running.<text:line-break/>The target server might be down.<text:line-break/>Firewall rules may be blocking the connection (port 23 for telnet).<text:line-break/>There may be no network route to the destination.</text:p>
        </text:list-item>
        <text:list-item>
          <text:p text:style-name="P88">What is a file system in Linux? What are the differences between EXT2, EXT3, EXT4, and XFS?<text:line-break/>File System: Manages how data is stored and retrieved on a disk.<text:line-break/>Differences:<text:line-break/>EXT2: No journaling feature.<text:line-break/>EXT3: Introduced journaling for better data recovery.<text:line-break/>EXT4: Supports larger files and has improved performance.<text:line-break/>XFS: High-performance file system, supports large file sizes, and is scalable.</text:p>
        </text:list-item>
        <text:list-item>
          <text:p text:style-name="P88">Can we build a server without creating a swap partition? If yes, what would be the consequences?<text:line-break/>Yes, a server can be built without a swap partition.<text:line-break/>Consequences include:<text:line-break/>Reduced performance under high memory load.<text:line-break/>Risk of processes failing to execute if RAM is full.<text:line-break/>Lack of buffer time for managing memory.<text:span text:style-name="T86"/></text:p>
        </text:list-item>
        <text:list-item>
          <text:p text:style-name="P88"><text:soft-page-break/>DF command says your /opt is full, but you deleted 10 GB of files recently. What could be the reason and how will you troubleshoot it?<text:line-break/>The files may still be held open by a running process, preventing space reclamation.<text:line-break/>Use lsof | grep /opt to identify open files and their processes.<text:line-break/>Kill the process to free up space.</text:p>
        </text:list-item>
        <text:list-item>
          <text:p text:style-name="P88">What is the difference between incremental backup and differential backup?<text:line-break/>Incremental Backup:Backs up only data changed since the last backup (full or incremental).<text:line-break/>Faster and requires less space but can be time-consuming to restore.</text:p>
          <text:p text:style-name="P90">Differential Backup:Backs up all data changed since the last full backup.<text:line-break/>Slower than incremental but restores faster. </text:p>
        </text:list-item>
        <text:list-item>
          <text:p text:style-name="P90">How to check if a file is opened and with its process ID?<text:line-break/>Use the command lsof. It lists open files along with their PIDs. Pipe it with less for easier viewing: lsof | less.</text:p>
        </text:list-item>
        <text:list-item>
          <text:p text:style-name="P88">How to list all files opened by a particular PID?<text:line-break/>lsof -p &lt;PID&gt;. To count the files, use lsof -p &lt;PID&gt; | wc -l.<text:span text:style-name="T86"/></text:p>
        </text:list-item>
        <text:list-item>
          <text:p text:style-name="P88">Which command displays system summary information and current utilization?<text:line-break/>Use the top command to get a summary of system utilization.</text:p>
        </text:list-item>
        <text:list-item>
          <text:p text:style-name="P88">Which command shows CPU utilization, memory utilization, and zombie processes?<text:line-break/>Use the top command.</text:p>
        </text:list-item>
        <text:list-item>
          <text:p text:style-name="P88">How to display process details for a specific user?<text:line-break/><text:span text:style-name="T109">t</text:span>op -u &lt;username&gt; to see processes for a specific user.</text:p>
        </text:list-item>
        <text:list-item>
          <text:p text:style-name="P88">How to kill a process using the top command?<text:line-break/>Run top, press k, and enter the PID of the process you want to kill.</text:p>
        </text:list-item>
        <text:list-item>
          <text:p text:style-name="P88">How to find out the PID and process details of an application?<text:line-break/>ps -ef | grep &lt;process_name&gt; to find the PID and details.</text:p>
        </text:list-item>
        <text:list-item>
          <text:p text:style-name="P88">How to terminate a process?<text:line-break/>kill -9 &lt;PID&gt; to forcefully terminate a process.</text:p>
        </text:list-item>
        <text:list-item>
          <text:p text:style-name="P88">How to capture Network traffic between source and destination IP?<text:line-break/><text:span text:style-name="T117">sudo </text:span>tcpdump -<text:span text:style-name="T109">v </text:span>src <text:span text:style-name="T109">192.168.1.2</text:span> and dst <text:span text:style-name="T109">192.168.1.3</text:span></text:p>
        </text:list-item>
        <text:list-item>
          <text:p text:style-name="P91">How to capture Network traffic for destination Port 443?<text:line-break/><text:span text:style-name="T117">sudo </text:span>tcpdump dst port 443<text:span text:style-name="T114"><text:line-break/></text:span><text:line-break/>How to diagnose performance issues with storage devices?<text:line-break/>iosta<text:span text:style-name="T118">t</text:span></text:p>
        </text:list-item>
        <text:list-item>
          <text:p text:style-name="P88">How to display disk statistics?<text:line-break/>iostat -d.</text:p>
        </text:list-item>
        <text:list-item>
          <text:p text:style-name="P88"><text:soft-page-break/>How to display CPU statistics?<text:line-break/>iostat -c.</text:p>
        </text:list-item>
        <text:list-item>
          <text:p text:style-name="P88">How to show stats of all protocols<text:line-break/>Use netstat -s.</text:p>
        </text:list-item>
        <text:list-item>
          <text:p text:style-name="P88">How to see kernel routing table information?<text:line-break/>route -n or ip route.</text:p>
        </text:list-item>
        <text:list-item>
          <text:p text:style-name="P88">How to check available memory?<text:line-break/>free -g or free -m.</text:p>
        </text:list-item>
        <text:list-item>
          <text:p text:style-name="P88">How can you list all partitions using command line?<text:line-break/>fdisk -l or lsblk commands to list partitions.</text:p>
        </text:list-item>
        <text:list-item>
          <text:p text:style-name="P88">Explain the difference between primary and logical partitions.<text:line-break/>Primary partitions are limited to four; logical partitions are created within extended partitions. </text:p>
        </text:list-item>
        <text:list-item>
          <text:p text:style-name="P88">How do you format a partition with ext4 file system?<text:line-break/>mkfs.ext4 /dev/sdX1 to format the partition.</text:p>
        </text:list-item>
        <text:list-item>
          <text:p text:style-name="P88">How can you check the file system integrity of a partition?<text:line-break/><text:span text:style-name="T111">umount /dev/sdb1</text:span><text:line-break/><text:span text:style-name="T111">f</text:span><text:span text:style-name="T110">sck.</text:span><text:span text:style-name="T111">ext4 /dev/sdb1</text:span></text:p>
        </text:list-item>
        <text:list-item>
          <text:p text:style-name="P92">Who is a super user, system user, and normal user?<text:line-break/>The super user is the root user (UID 0)<text:span text:style-name="T112">(GID 0)(/root)(/bin/bash)</text:span>; <text:line-break/>system users (UID 1-499)<text:span text:style-name="T112">(GID 1-499) (/var/ftp) (/sbin/nologin)</text:span> include services like FTP/SSH; <text:line-break/>normal users (UID 500-60000)<text:span text:style-name="T112">(GID 500-60000)(/home/vaibhav)(/bin/bash)</text:span> are regular accounts.</text:p>
        </text:list-item>
        <text:list-item>
          <text:p text:style-name="P88">What files are involved in user management?<text:line-break/>User details are stored in /etc/passwd, while password information is stored in /etc/shadow.</text:p>
        </text:list-item>
        <text:list-item>
          <text:p text:style-name="P88">Explain the fields in /etc/passwd and /etc/shadow.<text:line-break/>/etc/passwd has 7 fields: username, password placeholder, UID, GID, user info, home directory, shell. /etc/shadow has 9 fields including username, hashed password, <text:span text:style-name="T113">last password change, minimum password age, maximum passowrd age </text:span>and password <text:span text:style-name="T113">warning period</text:span>.</text:p>
        </text:list-item>
        <text:list-item>
          <text:p text:style-name="P88">How to add, delete, and modify a user?<text:line-break/>Use useradd to add, userdel to delete (use -r to remove home directory), and usermod to modify (e.g., change shell or comment).</text:p>
        </text:list-item>
        <text:list-item>
          <text:p text:style-name="P88">How do you lock and unlock a user account in Linux?<text:line-break/>Use usermod -L [username] to lock the account and usermod -U [username] to unlock it. <text:soft-page-break/>Alternatively, you can edit /etc/shadow directly by adding or removing an exclamation mark.</text:p>
        </text:list-item>
        <text:list-item>
          <text:p text:style-name="P88">What is the use of the chage command and how to set a user password to never expire?<text:line-break/>The chage command is used to change password expiration settings. To set a password to never expire, use chage -M -1 [username].</text:p>
        </text:list-item>
        <text:list-item>
          <text:p text:style-name="P88">How can you restrict a user from logging in during specific hours using PAM?<text:line-break/>Use the PAM module pam_time and configure the access rules in /etc/security/time.conf to limit login times.</text:p>
        </text:list-item>
        <text:list-item>
          <text:p text:style-name="P93">How to reduce a Logical Volume?<text:line-break/>Unmount, run e2fsck, then lvreduce -L &lt;new_size&gt; &lt;LV_Name&gt; and update with resize2fs.</text:p>
        </text:list-item>
        <text:list-item>
          <text:p text:style-name="P93">How to migrate a Logical Volume?<text:line-break/>Use pvmove &lt;old_PV&gt; &lt;new_PV&gt; to migrate data from old to new Physical Volume.</text:p>
        </text:list-item>
        <text:list-item>
          <text:p text:style-name="P93">How to delete a Logical Volume, Volume Group, and Physical Volume?<text:line-break/>Use lvremove, vgremove, and pvremove in reverse order to delete them.</text:p>
        </text:list-item>
        <text:list-item>
          <text:p text:style-name="P94">Difference between less and more command in linux?<text:line-break/>Interactive: Allows you to navigate through the file using various commands like scrolling, searching, and jumping to specific lines.<text:line-break/>Flexible: Offers more options and customization compared to more.<text:line-break/>Continuous viewing: You can view the entire file without pressing any keys, as it automatically scrolls<text:line-break/>Efficient: Uses less memory than more.</text:p>
          <text:p text:style-name="P96">More<text:line-break/>Basic: Provides a simpler interface with fewer features.<text:line-break/>Press-to-view: You need to press the spacebar to view the next page.<text:line-break/>Limited navigation: Offers limited options for navigation.<text:line-break/>Less efficient: Uses more memory than less.</text:p>
        </text:list-item>
        <text:list-item>
          <text:p text:style-name="P96">Difference between SAN and NAS</text:p>
        </text:list-item>
      </text:list>
      <table:table table:name="Table3" table:style-name="Table3">
        <table:table-column table:style-name="Table3.A"/>
        <table:table-column table:style-name="Table3.B"/>
        <table:table-row>
          <table:table-cell table:style-name="Table3.A1" office:value-type="string">
            <text:list text:continue-numbering="true" text:style-name="L1">
              <text:list-header>
                <text:p text:style-name="P95">NAS</text:p>
              </text:list-header>
            </text:list>
          </table:table-cell>
          <table:table-cell table:style-name="Table3.B1" office:value-type="string">
            <text:list text:continue-numbering="true" text:style-name="L1">
              <text:list-header>
                <text:p text:style-name="P95">SAN</text:p>
              </text:list-header>
            </text:list>
          </table:table-cell>
        </table:table-row>
        <table:table-row>
          <table:table-cell table:style-name="Table3.A1" office:value-type="string">
            <text:list text:continue-numbering="true" text:style-name="L1">
              <text:list-header>
                <text:p text:style-name="P95">Typically used in homes and small to medium sized businesses.</text:p>
              </text:list-header>
            </text:list>
          </table:table-cell>
          <table:table-cell table:style-name="Table3.B1" office:value-type="string">
            <text:list text:continue-numbering="true" text:style-name="L1">
              <text:list-header>
                <text:p text:style-name="P95">Typically used in professional and enterprise environments.</text:p>
              </text:list-header>
            </text:list>
          </table:table-cell>
        </table:table-row>
        <table:table-row>
          <table:table-cell table:style-name="Table3.A1" office:value-type="string">
            <text:list text:continue-numbering="true" text:style-name="L1">
              <text:list-header>
                <text:p text:style-name="P95">Less expensive</text:p>
              </text:list-header>
            </text:list>
          </table:table-cell>
          <table:table-cell table:style-name="Table3.B1" office:value-type="string">
            <text:list text:continue-numbering="true" text:style-name="L1">
              <text:list-header>
                <text:p text:style-name="P95">More expensive</text:p>
              </text:list-header>
            </text:list>
          </table:table-cell>
        </table:table-row>
        <table:table-row>
          <table:table-cell table:style-name="Table3.A1" office:value-type="string">
            <text:list text:continue-numbering="true" text:style-name="L1">
              <text:list-header>
                <text:p text:style-name="P95">Easier to manage</text:p>
              </text:list-header>
            </text:list>
          </table:table-cell>
          <table:table-cell table:style-name="Table3.B1" office:value-type="string">
            <text:list text:continue-numbering="true" text:style-name="L1">
              <text:list-header>
                <text:p text:style-name="P95">Requires more administration</text:p>
              </text:list-header>
            </text:list>
          </table:table-cell>
        </table:table-row>
        <table:table-row>
          <table:table-cell table:style-name="Table3.A1" office:value-type="string">
            <text:list text:continue-numbering="true" text:style-name="L1">
              <text:list-header>
                <text:p text:style-name="P95">Data accessed as if it were a network-<text:soft-page-break/>attached drive (files)</text:p>
              </text:list-header>
            </text:list>
          </table:table-cell>
          <table:table-cell table:style-name="Table3.B1" office:value-type="string">
            <text:list text:continue-numbering="true" text:style-name="L1">
              <text:list-header>
                <text:p text:style-name="P95">Servers access data as if it were a local <text:soft-page-break/>hard drive (blocks)</text:p>
              </text:list-header>
            </text:list>
          </table:table-cell>
        </table:table-row>
        <table:table-row>
          <table:table-cell table:style-name="Table3.A1" office:value-type="string">
            <text:list text:continue-numbering="true" text:style-name="L1">
              <text:list-header>
                <text:p text:style-name="P95">I/O protocols: NFS, SMB/CIFS, HTTP</text:p>
              </text:list-header>
            </text:list>
          </table:table-cell>
          <table:table-cell table:style-name="Table3.B1" office:value-type="string">
            <text:list text:continue-numbering="true" text:style-name="L1">
              <text:list-header>
                <text:p text:style-name="P95">SCSI, iSCSI, FCoE</text:p>
              </text:list-header>
            </text:list>
          </table:table-cell>
        </table:table-row>
        <table:table-row>
          <table:table-cell table:style-name="Table3.A1" office:value-type="string">
            <text:list text:continue-numbering="true" text:style-name="L1">
              <text:list-header>
                <text:p text:style-name="P95">Lower-end not highly scalable; high-end NAS scale to petabytes using clusters or scale-out nodes</text:p>
              </text:list-header>
            </text:list>
          </table:table-cell>
          <table:table-cell table:style-name="Table3.B1" office:value-type="string">
            <text:list text:continue-numbering="true" text:style-name="L1">
              <text:list-header>
                <text:p text:style-name="P95">Network architecture enables admins to scale both performance and capacity as needed</text:p>
              </text:list-header>
            </text:list>
          </table:table-cell>
        </table:table-row>
        <table:table-row>
          <table:table-cell table:style-name="Table3.A1" office:value-type="string">
            <text:list text:continue-numbering="true" text:style-name="L1">
              <text:list-header>
                <text:p text:style-name="P95">Does not work with virtualization</text:p>
              </text:list-header>
            </text:list>
          </table:table-cell>
          <table:table-cell table:style-name="Table3.B1" office:value-type="string">
            <text:list text:continue-numbering="true" text:style-name="L1">
              <text:list-header>
                <text:p text:style-name="P95">Works with virtualization</text:p>
              </text:list-header>
            </text:list>
          </table:table-cell>
        </table:table-row>
        <table:table-row>
          <table:table-cell table:style-name="Table3.A1" office:value-type="string">
            <text:list text:continue-numbering="true" text:style-name="L1">
              <text:list-header>
                <text:p text:style-name="P95">Entry level systems often have a single point of failure, e.g. power supply</text:p>
              </text:list-header>
            </text:list>
          </table:table-cell>
          <table:table-cell table:style-name="Table3.B1" office:value-type="string">
            <text:list text:continue-numbering="true" text:style-name="L1">
              <text:list-header>
                <text:p text:style-name="P95">Fault tolerant network with redundant functionality</text:p>
              </text:list-header>
            </text:list>
          </table:table-cell>
        </table:table-row>
        <table:table-row>
          <table:table-cell table:style-name="Table3.A1" office:value-type="string">
            <text:list text:continue-numbering="true" text:style-name="L1">
              <text:list-header>
                <text:p text:style-name="P95">Susceptible to network bottlenecks</text:p>
              </text:list-header>
            </text:list>
          </table:table-cell>
          <table:table-cell table:style-name="Table3.B1" office:value-type="string">
            <text:list text:continue-numbering="true" text:style-name="L1">
              <text:list-header>
                <text:p text:style-name="P95">Not affected by network traffic bottlenecks. Simultaneous access to cache, benefiting applications such as video editing.</text:p>
              </text:list-header>
            </text:list>
          </table:table-cell>
        </table:table-row>
        <table:table-row>
          <table:table-cell table:style-name="Table3.A1" office:value-type="string">
            <text:list text:continue-numbering="true" text:style-name="L1">
              <text:list-header>
                <text:p text:style-name="P95">File backups and snapshots economical and schedulable.</text:p>
              </text:list-header>
            </text:list>
          </table:table-cell>
          <table:table-cell table:style-name="Table3.B1" office:value-type="string">
            <text:list text:continue-numbering="true" text:style-name="L1">
              <text:list-header>
                <text:p text:style-name="P95">Block backups and mirrors require more storage.</text:p>
              </text:list-header>
            </text:list>
          </table:table-cell>
        </table:table-row>
      </table:table>
      <text:list text:continue-numbering="true" text:style-name="L1">
        <text:list-header>
          <text:p text:style-name="P95"/>
          <text:p text:style-name="P95">The main difference between RAID and SAN is that RAID is a data storage technology, while SAN is a network that provides access to storage devices</text:p>
        </text:list-header>
        <text:list-item>
          <text:p text:style-name="P95"><text:s/><text:span text:style-name="T120">What is autofs<text:line-break/>Autofs is a Linux-based service that automatically mounts file systems on demand and unmounts them when they are no longer in use. It manages automounting of network file systems, such as NFS, and local file systems, like removable media, to ensure efficient use of resources.</text:span></text:p>
        </text:list-item>
        <text:list-item>
          <text:p text:style-name="P95"/>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9-28T10:35:59.542309590</dc:date>
    <meta:editing-duration>P3DT13H5M18S</meta:editing-duration>
    <meta:editing-cycles>234</meta:editing-cycles>
    <meta:generator>LibreOffice/24.2.5.2$Linux_X86_64 LibreOffice_project/420$Build-2</meta:generator>
    <meta:document-statistic meta:table-count="10" meta:image-count="0" meta:object-count="0" meta:page-count="30" meta:paragraph-count="628" meta:word-count="11043" meta:character-count="66292" meta:non-whitespace-character-count="55690"/>
  </office:meta>
</office:document-meta>
</file>